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902cm"/>
    </style:style>
    <style:style style:name="co9" style:family="table-column">
      <style:table-column-properties fo:break-before="auto" style:column-width="5.009cm"/>
    </style:style>
    <style:style style:name="co10" style:family="table-column">
      <style:table-column-properties fo:break-before="auto" style:column-width="5.338cm"/>
    </style:style>
    <style:style style:name="co11" style:family="table-column">
      <style:table-column-properties fo:break-before="auto" style:column-width="5.064cm"/>
    </style:style>
    <style:style style:name="co12" style:family="table-column">
      <style:table-column-properties fo:break-before="auto" style:column-width="4.411cm"/>
    </style:style>
    <style:style style:name="co13" style:family="table-column">
      <style:table-column-properties fo:break-before="auto" style:column-width="4.438cm"/>
    </style:style>
    <style:style style:name="co14" style:family="table-column">
      <style:table-column-properties fo:break-before="auto" style:column-width="4.6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unsorted_spl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ize_n</text:p>
          </table:table-cell>
          <table:table-cell office:value-type="string" calcext:value-type="string">
            <text:p>comp_avg</text:p>
          </table:table-cell>
          <table:table-cell office:value-type="string" calcext:value-type="string">
            <text:p>comp_maks</text:p>
          </table:table-cell>
          <table:table-cell office:value-type="string" calcext:value-type="string">
            <text:p>reads_avg</text:p>
          </table:table-cell>
          <table:table-cell office:value-type="string" calcext:value-type="string">
            <text:p>reads_maks</text:p>
          </table:table-cell>
          <table:table-cell office:value-type="string" calcext:value-type="string">
            <text:p>h_avg</text:p>
          </table:table-cell>
          <table:table-cell office:value-type="string" calcext:value-type="string">
            <text:p>h_final</text:p>
          </table:table-cell>
          <table:table-cell office:value-type="string" calcext:value-type="string">
            <text:p>h_maks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5.0876" calcext:value-type="float">
            <text:p>35,0876</text:p>
          </table:table-cell>
          <table:table-cell office:value-type="float" office:value="95" calcext:value-type="float">
            <text:p>95</text:p>
          </table:table-cell>
          <table:table-cell office:value-type="float" office:value="91.82445" calcext:value-type="float">
            <text:p>91,82445</text:p>
          </table:table-cell>
          <table:table-cell office:value-type="float" office:value="250" calcext:value-type="float">
            <text:p>250</text:p>
          </table:table-cell>
          <table:table-cell office:value-type="float" office:value="33.46305" calcext:value-type="float">
            <text:p>33,4630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5.1566" calcext:value-type="float">
            <text:p>35,1566</text:p>
          </table:table-cell>
          <table:table-cell office:value-type="float" office:value="94" calcext:value-type="float">
            <text:p>94</text:p>
          </table:table-cell>
          <table:table-cell office:value-type="float" office:value="91.9704" calcext:value-type="float">
            <text:p>91,9704</text:p>
          </table:table-cell>
          <table:table-cell office:value-type="float" office:value="240" calcext:value-type="float">
            <text:p>240</text:p>
          </table:table-cell>
          <table:table-cell office:value-type="float" office:value="33.54935" calcext:value-type="float">
            <text:p>33,5493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5.2354" calcext:value-type="float">
            <text:p>35,2354</text:p>
          </table:table-cell>
          <table:table-cell office:value-type="float" office:value="98" calcext:value-type="float">
            <text:p>98</text:p>
          </table:table-cell>
          <table:table-cell office:value-type="float" office:value="92.11835" calcext:value-type="float">
            <text:p>92,11835</text:p>
          </table:table-cell>
          <table:table-cell office:value-type="float" office:value="252" calcext:value-type="float">
            <text:p>252</text:p>
          </table:table-cell>
          <table:table-cell office:value-type="float" office:value="33.47305" calcext:value-type="float">
            <text:p>33,47305</text:p>
          </table:table-cell>
          <table:table-cell table:number-columns-repeated="2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5.3044" calcext:value-type="float">
            <text:p>35,3044</text:p>
          </table:table-cell>
          <table:table-cell office:value-type="float" office:value="93" calcext:value-type="float">
            <text:p>93</text:p>
          </table:table-cell>
          <table:table-cell office:value-type="float" office:value="92.2953" calcext:value-type="float">
            <text:p>92,2953</text:p>
          </table:table-cell>
          <table:table-cell office:value-type="float" office:value="240" calcext:value-type="float">
            <text:p>240</text:p>
          </table:table-cell>
          <table:table-cell office:value-type="float" office:value="33.30795" calcext:value-type="float">
            <text:p>33,3079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5.3669" calcext:value-type="float">
            <text:p>35,3669</text:p>
          </table:table-cell>
          <table:table-cell office:value-type="float" office:value="95" calcext:value-type="float">
            <text:p>95</text:p>
          </table:table-cell>
          <table:table-cell office:value-type="float" office:value="92.48385" calcext:value-type="float">
            <text:p>92,48385</text:p>
          </table:table-cell>
          <table:table-cell office:value-type="float" office:value="249" calcext:value-type="float">
            <text:p>249</text:p>
          </table:table-cell>
          <table:table-cell office:value-type="float" office:value="33.5379" calcext:value-type="float">
            <text:p>33,5379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5.24485" calcext:value-type="float">
            <text:p>35,24485</text:p>
          </table:table-cell>
          <table:table-cell office:value-type="float" office:value="95" calcext:value-type="float">
            <text:p>95</text:p>
          </table:table-cell>
          <table:table-cell office:value-type="float" office:value="92.2426" calcext:value-type="float">
            <text:p>92,2426</text:p>
          </table:table-cell>
          <table:table-cell office:value-type="float" office:value="250" calcext:value-type="float">
            <text:p>250</text:p>
          </table:table-cell>
          <table:table-cell office:value-type="float" office:value="33.5511" calcext:value-type="float">
            <text:p>33,551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5.1905" calcext:value-type="float">
            <text:p>35,1905</text:p>
          </table:table-cell>
          <table:table-cell office:value-type="float" office:value="102" calcext:value-type="float">
            <text:p>102</text:p>
          </table:table-cell>
          <table:table-cell office:value-type="float" office:value="92.13135" calcext:value-type="float">
            <text:p>92,13135</text:p>
          </table:table-cell>
          <table:table-cell office:value-type="float" office:value="276" calcext:value-type="float">
            <text:p>276</text:p>
          </table:table-cell>
          <table:table-cell office:value-type="float" office:value="33.65345" calcext:value-type="float">
            <text:p>33,6534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5.2939" calcext:value-type="float">
            <text:p>35,2939</text:p>
          </table:table-cell>
          <table:table-cell office:value-type="float" office:value="98" calcext:value-type="float">
            <text:p>98</text:p>
          </table:table-cell>
          <table:table-cell office:value-type="float" office:value="92.3093" calcext:value-type="float">
            <text:p>92,3093</text:p>
          </table:table-cell>
          <table:table-cell office:value-type="float" office:value="262" calcext:value-type="float">
            <text:p>262</text:p>
          </table:table-cell>
          <table:table-cell office:value-type="float" office:value="33.51165" calcext:value-type="float">
            <text:p>33,5116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5.24335" calcext:value-type="float">
            <text:p>35,24335</text:p>
          </table:table-cell>
          <table:table-cell office:value-type="float" office:value="88" calcext:value-type="float">
            <text:p>88</text:p>
          </table:table-cell>
          <table:table-cell office:value-type="float" office:value="92.2301" calcext:value-type="float">
            <text:p>92,2301</text:p>
          </table:table-cell>
          <table:table-cell office:value-type="float" office:value="230" calcext:value-type="float">
            <text:p>230</text:p>
          </table:table-cell>
          <table:table-cell office:value-type="float" office:value="33.2917" calcext:value-type="float">
            <text:p>33,291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5.21175" calcext:value-type="float">
            <text:p>35,21175</text:p>
          </table:table-cell>
          <table:table-cell office:value-type="float" office:value="95" calcext:value-type="float">
            <text:p>95</text:p>
          </table:table-cell>
          <table:table-cell office:value-type="float" office:value="92.1162" calcext:value-type="float">
            <text:p>92,1162</text:p>
          </table:table-cell>
          <table:table-cell office:value-type="float" office:value="245" calcext:value-type="float">
            <text:p>245</text:p>
          </table:table-cell>
          <table:table-cell office:value-type="float" office:value="33.33205" calcext:value-type="float">
            <text:p>33,33205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5.33345" calcext:value-type="float">
            <text:p>35,33345</text:p>
          </table:table-cell>
          <table:table-cell office:value-type="float" office:value="113" calcext:value-type="float">
            <text:p>113</text:p>
          </table:table-cell>
          <table:table-cell office:value-type="float" office:value="92.4589" calcext:value-type="float">
            <text:p>92,4589</text:p>
          </table:table-cell>
          <table:table-cell office:value-type="float" office:value="281" calcext:value-type="float">
            <text:p>281</text:p>
          </table:table-cell>
          <table:table-cell office:value-type="float" office:value="33.49845" calcext:value-type="float">
            <text:p>33,4984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5.24015" calcext:value-type="float">
            <text:p>35,24015</text:p>
          </table:table-cell>
          <table:table-cell office:value-type="float" office:value="100" calcext:value-type="float">
            <text:p>100</text:p>
          </table:table-cell>
          <table:table-cell office:value-type="float" office:value="92.1921" calcext:value-type="float">
            <text:p>92,1921</text:p>
          </table:table-cell>
          <table:table-cell office:value-type="float" office:value="254" calcext:value-type="float">
            <text:p>254</text:p>
          </table:table-cell>
          <table:table-cell office:value-type="float" office:value="33.2274" calcext:value-type="float">
            <text:p>33,2274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5.26585" calcext:value-type="float">
            <text:p>35,26585</text:p>
          </table:table-cell>
          <table:table-cell office:value-type="float" office:value="108" calcext:value-type="float">
            <text:p>108</text:p>
          </table:table-cell>
          <table:table-cell office:value-type="float" office:value="92.25435" calcext:value-type="float">
            <text:p>92,25435</text:p>
          </table:table-cell>
          <table:table-cell office:value-type="float" office:value="284" calcext:value-type="float">
            <text:p>284</text:p>
          </table:table-cell>
          <table:table-cell office:value-type="float" office:value="33.61045" calcext:value-type="float">
            <text:p>33,61045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5.29535" calcext:value-type="float">
            <text:p>35,29535</text:p>
          </table:table-cell>
          <table:table-cell office:value-type="float" office:value="94" calcext:value-type="float">
            <text:p>94</text:p>
          </table:table-cell>
          <table:table-cell office:value-type="float" office:value="92.3425" calcext:value-type="float">
            <text:p>92,3425</text:p>
          </table:table-cell>
          <table:table-cell office:value-type="float" office:value="246" calcext:value-type="float">
            <text:p>246</text:p>
          </table:table-cell>
          <table:table-cell office:value-type="float" office:value="33.40415" calcext:value-type="float">
            <text:p>33,40415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5.2191" calcext:value-type="float">
            <text:p>35,2191</text:p>
          </table:table-cell>
          <table:table-cell office:value-type="float" office:value="89" calcext:value-type="float">
            <text:p>89</text:p>
          </table:table-cell>
          <table:table-cell office:value-type="float" office:value="92.149" calcext:value-type="float">
            <text:p>92,149</text:p>
          </table:table-cell>
          <table:table-cell office:value-type="float" office:value="224" calcext:value-type="float">
            <text:p>224</text:p>
          </table:table-cell>
          <table:table-cell office:value-type="float" office:value="33.86275" calcext:value-type="float">
            <text:p>33,86275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5.2317" calcext:value-type="float">
            <text:p>35,2317</text:p>
          </table:table-cell>
          <table:table-cell office:value-type="float" office:value="94" calcext:value-type="float">
            <text:p>94</text:p>
          </table:table-cell>
          <table:table-cell office:value-type="float" office:value="92.19485" calcext:value-type="float">
            <text:p>92,19485</text:p>
          </table:table-cell>
          <table:table-cell office:value-type="float" office:value="245" calcext:value-type="float">
            <text:p>245</text:p>
          </table:table-cell>
          <table:table-cell office:value-type="float" office:value="33.4343" calcext:value-type="float">
            <text:p>33,434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5.1565" calcext:value-type="float">
            <text:p>35,1565</text:p>
          </table:table-cell>
          <table:table-cell office:value-type="float" office:value="103" calcext:value-type="float">
            <text:p>103</text:p>
          </table:table-cell>
          <table:table-cell office:value-type="float" office:value="92.0081" calcext:value-type="float">
            <text:p>92,0081</text:p>
          </table:table-cell>
          <table:table-cell office:value-type="float" office:value="263" calcext:value-type="float">
            <text:p>263</text:p>
          </table:table-cell>
          <table:table-cell office:value-type="float" office:value="33.21095" calcext:value-type="float">
            <text:p>33,21095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5.2628" calcext:value-type="float">
            <text:p>35,2628</text:p>
          </table:table-cell>
          <table:table-cell office:value-type="float" office:value="96" calcext:value-type="float">
            <text:p>96</text:p>
          </table:table-cell>
          <table:table-cell office:value-type="float" office:value="92.20385" calcext:value-type="float">
            <text:p>92,20385</text:p>
          </table:table-cell>
          <table:table-cell office:value-type="float" office:value="241" calcext:value-type="float">
            <text:p>241</text:p>
          </table:table-cell>
          <table:table-cell office:value-type="float" office:value="33.49385" calcext:value-type="float">
            <text:p>33,49385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5.16525" calcext:value-type="float">
            <text:p>35,16525</text:p>
          </table:table-cell>
          <table:table-cell office:value-type="float" office:value="95" calcext:value-type="float">
            <text:p>95</text:p>
          </table:table-cell>
          <table:table-cell office:value-type="float" office:value="92.00825" calcext:value-type="float">
            <text:p>92,00825</text:p>
          </table:table-cell>
          <table:table-cell office:value-type="float" office:value="245" calcext:value-type="float">
            <text:p>245</text:p>
          </table:table-cell>
          <table:table-cell office:value-type="float" office:value="33.2266" calcext:value-type="float">
            <text:p>33,226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5.1635" calcext:value-type="float">
            <text:p>35,1635</text:p>
          </table:table-cell>
          <table:table-cell office:value-type="float" office:value="92" calcext:value-type="float">
            <text:p>92</text:p>
          </table:table-cell>
          <table:table-cell office:value-type="float" office:value="92.01015" calcext:value-type="float">
            <text:p>92,01015</text:p>
          </table:table-cell>
          <table:table-cell office:value-type="float" office:value="231" calcext:value-type="float">
            <text:p>231</text:p>
          </table:table-cell>
          <table:table-cell office:value-type="float" office:value="33.26185" calcext:value-type="float">
            <text:p>33,26185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8.377375" calcext:value-type="float">
            <text:p>38,377375</text:p>
          </table:table-cell>
          <table:table-cell office:value-type="float" office:value="102" calcext:value-type="float">
            <text:p>102</text:p>
          </table:table-cell>
          <table:table-cell office:value-type="float" office:value="100.853825" calcext:value-type="float">
            <text:p>100,853825</text:p>
          </table:table-cell>
          <table:table-cell office:value-type="float" office:value="251" calcext:value-type="float">
            <text:p>251</text:p>
          </table:table-cell>
          <table:table-cell office:value-type="float" office:value="36.76595" calcext:value-type="float">
            <text:p>36,7659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8.374025" calcext:value-type="float">
            <text:p>38,374025</text:p>
          </table:table-cell>
          <table:table-cell office:value-type="float" office:value="96" calcext:value-type="float">
            <text:p>96</text:p>
          </table:table-cell>
          <table:table-cell office:value-type="float" office:value="100.83835" calcext:value-type="float">
            <text:p>100,83835</text:p>
          </table:table-cell>
          <table:table-cell office:value-type="float" office:value="246" calcext:value-type="float">
            <text:p>246</text:p>
          </table:table-cell>
          <table:table-cell office:value-type="float" office:value="37.101925" calcext:value-type="float">
            <text:p>37,101925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8.371" calcext:value-type="float">
            <text:p>38,371</text:p>
          </table:table-cell>
          <table:table-cell office:value-type="float" office:value="95" calcext:value-type="float">
            <text:p>95</text:p>
          </table:table-cell>
          <table:table-cell office:value-type="float" office:value="100.900375" calcext:value-type="float">
            <text:p>100,900375</text:p>
          </table:table-cell>
          <table:table-cell office:value-type="float" office:value="253" calcext:value-type="float">
            <text:p>253</text:p>
          </table:table-cell>
          <table:table-cell office:value-type="float" office:value="37.25605" calcext:value-type="float">
            <text:p>37,2560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8.31225" calcext:value-type="float">
            <text:p>38,31225</text:p>
          </table:table-cell>
          <table:table-cell office:value-type="float" office:value="103" calcext:value-type="float">
            <text:p>103</text:p>
          </table:table-cell>
          <table:table-cell office:value-type="float" office:value="100.677025" calcext:value-type="float">
            <text:p>100,677025</text:p>
          </table:table-cell>
          <table:table-cell office:value-type="float" office:value="260" calcext:value-type="float">
            <text:p>260</text:p>
          </table:table-cell>
          <table:table-cell office:value-type="float" office:value="37.396625" calcext:value-type="float">
            <text:p>37,39662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8.29885" calcext:value-type="float">
            <text:p>38,29885</text:p>
          </table:table-cell>
          <table:table-cell office:value-type="float" office:value="96" calcext:value-type="float">
            <text:p>96</text:p>
          </table:table-cell>
          <table:table-cell office:value-type="float" office:value="100.677075" calcext:value-type="float">
            <text:p>100,677075</text:p>
          </table:table-cell>
          <table:table-cell office:value-type="float" office:value="241" calcext:value-type="float">
            <text:p>241</text:p>
          </table:table-cell>
          <table:table-cell office:value-type="float" office:value="37.16815" calcext:value-type="float">
            <text:p>37,16815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8.35515" calcext:value-type="float">
            <text:p>38,35515</text:p>
          </table:table-cell>
          <table:table-cell office:value-type="float" office:value="98" calcext:value-type="float">
            <text:p>98</text:p>
          </table:table-cell>
          <table:table-cell office:value-type="float" office:value="100.82215" calcext:value-type="float">
            <text:p>100,82215</text:p>
          </table:table-cell>
          <table:table-cell office:value-type="float" office:value="251" calcext:value-type="float">
            <text:p>251</text:p>
          </table:table-cell>
          <table:table-cell office:value-type="float" office:value="37.1215" calcext:value-type="float">
            <text:p>37,121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8.300175" calcext:value-type="float">
            <text:p>38,300175</text:p>
          </table:table-cell>
          <table:table-cell office:value-type="float" office:value="108" calcext:value-type="float">
            <text:p>108</text:p>
          </table:table-cell>
          <table:table-cell office:value-type="float" office:value="100.69775" calcext:value-type="float">
            <text:p>100,69775</text:p>
          </table:table-cell>
          <table:table-cell office:value-type="float" office:value="285" calcext:value-type="float">
            <text:p>285</text:p>
          </table:table-cell>
          <table:table-cell office:value-type="float" office:value="37.1047" calcext:value-type="float">
            <text:p>37,104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8.334875" calcext:value-type="float">
            <text:p>38,334875</text:p>
          </table:table-cell>
          <table:table-cell office:value-type="float" office:value="104" calcext:value-type="float">
            <text:p>104</text:p>
          </table:table-cell>
          <table:table-cell office:value-type="float" office:value="100.758725" calcext:value-type="float">
            <text:p>100,758725</text:p>
          </table:table-cell>
          <table:table-cell office:value-type="float" office:value="265" calcext:value-type="float">
            <text:p>265</text:p>
          </table:table-cell>
          <table:table-cell office:value-type="float" office:value="37.452225" calcext:value-type="float">
            <text:p>37,452225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8.373175" calcext:value-type="float">
            <text:p>38,373175</text:p>
          </table:table-cell>
          <table:table-cell office:value-type="float" office:value="104" calcext:value-type="float">
            <text:p>104</text:p>
          </table:table-cell>
          <table:table-cell office:value-type="float" office:value="100.83935" calcext:value-type="float">
            <text:p>100,83935</text:p>
          </table:table-cell>
          <table:table-cell office:value-type="float" office:value="257" calcext:value-type="float">
            <text:p>257</text:p>
          </table:table-cell>
          <table:table-cell office:value-type="float" office:value="37.317525" calcext:value-type="float">
            <text:p>37,31752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8.386925" calcext:value-type="float">
            <text:p>38,386925</text:p>
          </table:table-cell>
          <table:table-cell office:value-type="float" office:value="99" calcext:value-type="float">
            <text:p>99</text:p>
          </table:table-cell>
          <table:table-cell office:value-type="float" office:value="100.86905" calcext:value-type="float">
            <text:p>100,86905</text:p>
          </table:table-cell>
          <table:table-cell office:value-type="float" office:value="262" calcext:value-type="float">
            <text:p>262</text:p>
          </table:table-cell>
          <table:table-cell office:value-type="float" office:value="37.36325" calcext:value-type="float">
            <text:p>37,36325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8.370775" calcext:value-type="float">
            <text:p>38,370775</text:p>
          </table:table-cell>
          <table:table-cell office:value-type="float" office:value="98" calcext:value-type="float">
            <text:p>98</text:p>
          </table:table-cell>
          <table:table-cell office:value-type="float" office:value="100.875425" calcext:value-type="float">
            <text:p>100,875425</text:p>
          </table:table-cell>
          <table:table-cell office:value-type="float" office:value="252" calcext:value-type="float">
            <text:p>252</text:p>
          </table:table-cell>
          <table:table-cell office:value-type="float" office:value="36.74375" calcext:value-type="float">
            <text:p>36,74375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8.30405" calcext:value-type="float">
            <text:p>38,30405</text:p>
          </table:table-cell>
          <table:table-cell office:value-type="float" office:value="94" calcext:value-type="float">
            <text:p>94</text:p>
          </table:table-cell>
          <table:table-cell office:value-type="float" office:value="100.695425" calcext:value-type="float">
            <text:p>100,695425</text:p>
          </table:table-cell>
          <table:table-cell office:value-type="float" office:value="251" calcext:value-type="float">
            <text:p>251</text:p>
          </table:table-cell>
          <table:table-cell office:value-type="float" office:value="37.1301" calcext:value-type="float">
            <text:p>37,130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8.308125" calcext:value-type="float">
            <text:p>38,308125</text:p>
          </table:table-cell>
          <table:table-cell office:value-type="float" office:value="109" calcext:value-type="float">
            <text:p>109</text:p>
          </table:table-cell>
          <table:table-cell office:value-type="float" office:value="100.677525" calcext:value-type="float">
            <text:p>100,677525</text:p>
          </table:table-cell>
          <table:table-cell office:value-type="float" office:value="279" calcext:value-type="float">
            <text:p>279</text:p>
          </table:table-cell>
          <table:table-cell office:value-type="float" office:value="37.02415" calcext:value-type="float">
            <text:p>37,0241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8.316975" calcext:value-type="float">
            <text:p>38,316975</text:p>
          </table:table-cell>
          <table:table-cell office:value-type="float" office:value="93" calcext:value-type="float">
            <text:p>93</text:p>
          </table:table-cell>
          <table:table-cell office:value-type="float" office:value="100.707575" calcext:value-type="float">
            <text:p>100,707575</text:p>
          </table:table-cell>
          <table:table-cell office:value-type="float" office:value="239" calcext:value-type="float">
            <text:p>239</text:p>
          </table:table-cell>
          <table:table-cell office:value-type="float" office:value="37.3465" calcext:value-type="float">
            <text:p>37,346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8.343175" calcext:value-type="float">
            <text:p>38,343175</text:p>
          </table:table-cell>
          <table:table-cell office:value-type="float" office:value="104" calcext:value-type="float">
            <text:p>104</text:p>
          </table:table-cell>
          <table:table-cell office:value-type="float" office:value="100.782975" calcext:value-type="float">
            <text:p>100,782975</text:p>
          </table:table-cell>
          <table:table-cell office:value-type="float" office:value="267" calcext:value-type="float">
            <text:p>267</text:p>
          </table:table-cell>
          <table:table-cell office:value-type="float" office:value="36.8888" calcext:value-type="float">
            <text:p>36,8888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8.333875" calcext:value-type="float">
            <text:p>38,333875</text:p>
          </table:table-cell>
          <table:table-cell office:value-type="float" office:value="100" calcext:value-type="float">
            <text:p>100</text:p>
          </table:table-cell>
          <table:table-cell office:value-type="float" office:value="100.7195" calcext:value-type="float">
            <text:p>100,7195</text:p>
          </table:table-cell>
          <table:table-cell office:value-type="float" office:value="254" calcext:value-type="float">
            <text:p>254</text:p>
          </table:table-cell>
          <table:table-cell office:value-type="float" office:value="37.212375" calcext:value-type="float">
            <text:p>37,212375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8.3569" calcext:value-type="float">
            <text:p>38,3569</text:p>
          </table:table-cell>
          <table:table-cell office:value-type="float" office:value="104" calcext:value-type="float">
            <text:p>104</text:p>
          </table:table-cell>
          <table:table-cell office:value-type="float" office:value="100.810175" calcext:value-type="float">
            <text:p>100,810175</text:p>
          </table:table-cell>
          <table:table-cell office:value-type="float" office:value="267" calcext:value-type="float">
            <text:p>267</text:p>
          </table:table-cell>
          <table:table-cell office:value-type="float" office:value="37.29655" calcext:value-type="float">
            <text:p>37,2965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8.318225" calcext:value-type="float">
            <text:p>38,318225</text:p>
          </table:table-cell>
          <table:table-cell office:value-type="float" office:value="98" calcext:value-type="float">
            <text:p>98</text:p>
          </table:table-cell>
          <table:table-cell office:value-type="float" office:value="100.730875" calcext:value-type="float">
            <text:p>100,730875</text:p>
          </table:table-cell>
          <table:table-cell office:value-type="float" office:value="246" calcext:value-type="float">
            <text:p>246</text:p>
          </table:table-cell>
          <table:table-cell office:value-type="float" office:value="37.140275" calcext:value-type="float">
            <text:p>37,14027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8.31065" calcext:value-type="float">
            <text:p>38,31065</text:p>
          </table:table-cell>
          <table:table-cell office:value-type="float" office:value="91" calcext:value-type="float">
            <text:p>91</text:p>
          </table:table-cell>
          <table:table-cell office:value-type="float" office:value="100.6648" calcext:value-type="float">
            <text:p>100,6648</text:p>
          </table:table-cell>
          <table:table-cell office:value-type="float" office:value="235" calcext:value-type="float">
            <text:p>235</text:p>
          </table:table-cell>
          <table:table-cell office:value-type="float" office:value="37.054225" calcext:value-type="float">
            <text:p>37,0542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8.310525" calcext:value-type="float">
            <text:p>38,310525</text:p>
          </table:table-cell>
          <table:table-cell office:value-type="float" office:value="102" calcext:value-type="float">
            <text:p>102</text:p>
          </table:table-cell>
          <table:table-cell office:value-type="float" office:value="100.699575" calcext:value-type="float">
            <text:p>100,699575</text:p>
          </table:table-cell>
          <table:table-cell office:value-type="float" office:value="251" calcext:value-type="float">
            <text:p>251</text:p>
          </table:table-cell>
          <table:table-cell office:value-type="float" office:value="37.0948" calcext:value-type="float">
            <text:p>37,0948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0.18245" calcext:value-type="float">
            <text:p>40,18245</text:p>
          </table:table-cell>
          <table:table-cell office:value-type="float" office:value="99" calcext:value-type="float">
            <text:p>99</text:p>
          </table:table-cell>
          <table:table-cell office:value-type="float" office:value="105.840767" calcext:value-type="float">
            <text:p>105,840767</text:p>
          </table:table-cell>
          <table:table-cell office:value-type="float" office:value="253" calcext:value-type="float">
            <text:p>253</text:p>
          </table:table-cell>
          <table:table-cell office:value-type="float" office:value="39.329233" calcext:value-type="float">
            <text:p>39,329233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0.16185" calcext:value-type="float">
            <text:p>40,16185</text:p>
          </table:table-cell>
          <table:table-cell office:value-type="float" office:value="99" calcext:value-type="float">
            <text:p>99</text:p>
          </table:table-cell>
          <table:table-cell office:value-type="float" office:value="105.826883" calcext:value-type="float">
            <text:p>105,826883</text:p>
          </table:table-cell>
          <table:table-cell office:value-type="float" office:value="257" calcext:value-type="float">
            <text:p>257</text:p>
          </table:table-cell>
          <table:table-cell office:value-type="float" office:value="39.2412" calcext:value-type="float">
            <text:p>39,241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0.232783" calcext:value-type="float">
            <text:p>40,232783</text:p>
          </table:table-cell>
          <table:table-cell office:value-type="float" office:value="107" calcext:value-type="float">
            <text:p>107</text:p>
          </table:table-cell>
          <table:table-cell office:value-type="float" office:value="105.9644" calcext:value-type="float">
            <text:p>105,9644</text:p>
          </table:table-cell>
          <table:table-cell office:value-type="float" office:value="266" calcext:value-type="float">
            <text:p>266</text:p>
          </table:table-cell>
          <table:table-cell office:value-type="float" office:value="39.067383" calcext:value-type="float">
            <text:p>39,06738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0.234733" calcext:value-type="float">
            <text:p>40,234733</text:p>
          </table:table-cell>
          <table:table-cell office:value-type="float" office:value="112" calcext:value-type="float">
            <text:p>112</text:p>
          </table:table-cell>
          <table:table-cell office:value-type="float" office:value="105.978317" calcext:value-type="float">
            <text:p>105,978317</text:p>
          </table:table-cell>
          <table:table-cell office:value-type="float" office:value="278" calcext:value-type="float">
            <text:p>278</text:p>
          </table:table-cell>
          <table:table-cell office:value-type="float" office:value="39.198117" calcext:value-type="float">
            <text:p>39,19811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0.12065" calcext:value-type="float">
            <text:p>40,12065</text:p>
          </table:table-cell>
          <table:table-cell office:value-type="float" office:value="112" calcext:value-type="float">
            <text:p>112</text:p>
          </table:table-cell>
          <table:table-cell office:value-type="float" office:value="105.69315" calcext:value-type="float">
            <text:p>105,69315</text:p>
          </table:table-cell>
          <table:table-cell office:value-type="float" office:value="281" calcext:value-type="float">
            <text:p>281</text:p>
          </table:table-cell>
          <table:table-cell office:value-type="float" office:value="39.20475" calcext:value-type="float">
            <text:p>39,2047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0.152467" calcext:value-type="float">
            <text:p>40,152467</text:p>
          </table:table-cell>
          <table:table-cell office:value-type="float" office:value="117" calcext:value-type="float">
            <text:p>117</text:p>
          </table:table-cell>
          <table:table-cell office:value-type="float" office:value="105.81505" calcext:value-type="float">
            <text:p>105,81505</text:p>
          </table:table-cell>
          <table:table-cell office:value-type="float" office:value="308" calcext:value-type="float">
            <text:p>308</text:p>
          </table:table-cell>
          <table:table-cell office:value-type="float" office:value="39.250883" calcext:value-type="float">
            <text:p>39,250883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0.112733" calcext:value-type="float">
            <text:p>40,112733</text:p>
          </table:table-cell>
          <table:table-cell office:value-type="float" office:value="103" calcext:value-type="float">
            <text:p>103</text:p>
          </table:table-cell>
          <table:table-cell office:value-type="float" office:value="105.646417" calcext:value-type="float">
            <text:p>105,646417</text:p>
          </table:table-cell>
          <table:table-cell office:value-type="float" office:value="261" calcext:value-type="float">
            <text:p>261</text:p>
          </table:table-cell>
          <table:table-cell office:value-type="float" office:value="39.136433" calcext:value-type="float">
            <text:p>39,13643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0.207267" calcext:value-type="float">
            <text:p>40,207267</text:p>
          </table:table-cell>
          <table:table-cell office:value-type="float" office:value="105" calcext:value-type="float">
            <text:p>105</text:p>
          </table:table-cell>
          <table:table-cell office:value-type="float" office:value="105.907783" calcext:value-type="float">
            <text:p>105,907783</text:p>
          </table:table-cell>
          <table:table-cell office:value-type="float" office:value="268" calcext:value-type="float">
            <text:p>268</text:p>
          </table:table-cell>
          <table:table-cell office:value-type="float" office:value="39.2554" calcext:value-type="float">
            <text:p>39,255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0.112517" calcext:value-type="float">
            <text:p>40,112517</text:p>
          </table:table-cell>
          <table:table-cell office:value-type="float" office:value="100" calcext:value-type="float">
            <text:p>100</text:p>
          </table:table-cell>
          <table:table-cell office:value-type="float" office:value="105.646333" calcext:value-type="float">
            <text:p>105,646333</text:p>
          </table:table-cell>
          <table:table-cell office:value-type="float" office:value="261" calcext:value-type="float">
            <text:p>261</text:p>
          </table:table-cell>
          <table:table-cell office:value-type="float" office:value="39.392617" calcext:value-type="float">
            <text:p>39,392617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0.182567" calcext:value-type="float">
            <text:p>40,182567</text:p>
          </table:table-cell>
          <table:table-cell office:value-type="float" office:value="113" calcext:value-type="float">
            <text:p>113</text:p>
          </table:table-cell>
          <table:table-cell office:value-type="float" office:value="105.835117" calcext:value-type="float">
            <text:p>105,835117</text:p>
          </table:table-cell>
          <table:table-cell office:value-type="float" office:value="277" calcext:value-type="float">
            <text:p>277</text:p>
          </table:table-cell>
          <table:table-cell office:value-type="float" office:value="39.31585" calcext:value-type="float">
            <text:p>39,31585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0.173967" calcext:value-type="float">
            <text:p>40,173967</text:p>
          </table:table-cell>
          <table:table-cell office:value-type="float" office:value="105" calcext:value-type="float">
            <text:p>105</text:p>
          </table:table-cell>
          <table:table-cell office:value-type="float" office:value="105.8579" calcext:value-type="float">
            <text:p>105,8579</text:p>
          </table:table-cell>
          <table:table-cell office:value-type="float" office:value="268" calcext:value-type="float">
            <text:p>268</text:p>
          </table:table-cell>
          <table:table-cell office:value-type="float" office:value="39.082967" calcext:value-type="float">
            <text:p>39,082967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0.186883" calcext:value-type="float">
            <text:p>40,186883</text:p>
          </table:table-cell>
          <table:table-cell office:value-type="float" office:value="111" calcext:value-type="float">
            <text:p>111</text:p>
          </table:table-cell>
          <table:table-cell office:value-type="float" office:value="105.854717" calcext:value-type="float">
            <text:p>105,854717</text:p>
          </table:table-cell>
          <table:table-cell office:value-type="float" office:value="276" calcext:value-type="float">
            <text:p>276</text:p>
          </table:table-cell>
          <table:table-cell office:value-type="float" office:value="39.30155" calcext:value-type="float">
            <text:p>39,3015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0.128383" calcext:value-type="float">
            <text:p>40,128383</text:p>
          </table:table-cell>
          <table:table-cell office:value-type="float" office:value="138" calcext:value-type="float">
            <text:p>138</text:p>
          </table:table-cell>
          <table:table-cell office:value-type="float" office:value="105.713217" calcext:value-type="float">
            <text:p>105,713217</text:p>
          </table:table-cell>
          <table:table-cell office:value-type="float" office:value="354" calcext:value-type="float">
            <text:p>354</text:p>
          </table:table-cell>
          <table:table-cell office:value-type="float" office:value="39.023217" calcext:value-type="float">
            <text:p>39,02321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0.112367" calcext:value-type="float">
            <text:p>40,112367</text:p>
          </table:table-cell>
          <table:table-cell office:value-type="float" office:value="106" calcext:value-type="float">
            <text:p>106</text:p>
          </table:table-cell>
          <table:table-cell office:value-type="float" office:value="105.6765" calcext:value-type="float">
            <text:p>105,6765</text:p>
          </table:table-cell>
          <table:table-cell office:value-type="float" office:value="270" calcext:value-type="float">
            <text:p>270</text:p>
          </table:table-cell>
          <table:table-cell office:value-type="float" office:value="39.453767" calcext:value-type="float">
            <text:p>39,45376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0.142433" calcext:value-type="float">
            <text:p>40,142433</text:p>
          </table:table-cell>
          <table:table-cell office:value-type="float" office:value="110" calcext:value-type="float">
            <text:p>110</text:p>
          </table:table-cell>
          <table:table-cell office:value-type="float" office:value="105.764317" calcext:value-type="float">
            <text:p>105,764317</text:p>
          </table:table-cell>
          <table:table-cell office:value-type="float" office:value="281" calcext:value-type="float">
            <text:p>281</text:p>
          </table:table-cell>
          <table:table-cell office:value-type="float" office:value="39.20195" calcext:value-type="float">
            <text:p>39,20195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0.13545" calcext:value-type="float">
            <text:p>40,13545</text:p>
          </table:table-cell>
          <table:table-cell office:value-type="float" office:value="104" calcext:value-type="float">
            <text:p>104</text:p>
          </table:table-cell>
          <table:table-cell office:value-type="float" office:value="105.742917" calcext:value-type="float">
            <text:p>105,742917</text:p>
          </table:table-cell>
          <table:table-cell office:value-type="float" office:value="266" calcext:value-type="float">
            <text:p>266</text:p>
          </table:table-cell>
          <table:table-cell office:value-type="float" office:value="39.219517" calcext:value-type="float">
            <text:p>39,219517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0.253383" calcext:value-type="float">
            <text:p>40,253383</text:p>
          </table:table-cell>
          <table:table-cell office:value-type="float" office:value="105" calcext:value-type="float">
            <text:p>105</text:p>
          </table:table-cell>
          <table:table-cell office:value-type="float" office:value="106.0216" calcext:value-type="float">
            <text:p>106,0216</text:p>
          </table:table-cell>
          <table:table-cell office:value-type="float" office:value="271" calcext:value-type="float">
            <text:p>271</text:p>
          </table:table-cell>
          <table:table-cell office:value-type="float" office:value="39.076383" calcext:value-type="float">
            <text:p>39,076383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0.179633" calcext:value-type="float">
            <text:p>40,179633</text:p>
          </table:table-cell>
          <table:table-cell office:value-type="float" office:value="117" calcext:value-type="float">
            <text:p>117</text:p>
          </table:table-cell>
          <table:table-cell office:value-type="float" office:value="105.820133" calcext:value-type="float">
            <text:p>105,820133</text:p>
          </table:table-cell>
          <table:table-cell office:value-type="float" office:value="304" calcext:value-type="float">
            <text:p>304</text:p>
          </table:table-cell>
          <table:table-cell office:value-type="float" office:value="39.3381" calcext:value-type="float">
            <text:p>39,3381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0.137483" calcext:value-type="float">
            <text:p>40,137483</text:p>
          </table:table-cell>
          <table:table-cell office:value-type="float" office:value="119" calcext:value-type="float">
            <text:p>119</text:p>
          </table:table-cell>
          <table:table-cell office:value-type="float" office:value="105.729567" calcext:value-type="float">
            <text:p>105,729567</text:p>
          </table:table-cell>
          <table:table-cell office:value-type="float" office:value="298" calcext:value-type="float">
            <text:p>298</text:p>
          </table:table-cell>
          <table:table-cell office:value-type="float" office:value="39.123133" calcext:value-type="float">
            <text:p>39,123133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0.176133" calcext:value-type="float">
            <text:p>40,176133</text:p>
          </table:table-cell>
          <table:table-cell office:value-type="float" office:value="100" calcext:value-type="float">
            <text:p>100</text:p>
          </table:table-cell>
          <table:table-cell office:value-type="float" office:value="105.8424" calcext:value-type="float">
            <text:p>105,8424</text:p>
          </table:table-cell>
          <table:table-cell office:value-type="float" office:value="260" calcext:value-type="float">
            <text:p>260</text:p>
          </table:table-cell>
          <table:table-cell office:value-type="float" office:value="39.26275" calcext:value-type="float">
            <text:p>39,26275</text:p>
          </table:table-cell>
          <table:table-cell table:number-columns-repeated="2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1.456775" calcext:value-type="float">
            <text:p>41,456775</text:p>
          </table:table-cell>
          <table:table-cell office:value-type="float" office:value="107" calcext:value-type="float">
            <text:p>107</text:p>
          </table:table-cell>
          <table:table-cell office:value-type="float" office:value="109.401038" calcext:value-type="float">
            <text:p>109,401038</text:p>
          </table:table-cell>
          <table:table-cell office:value-type="float" office:value="278" calcext:value-type="float">
            <text:p>278</text:p>
          </table:table-cell>
          <table:table-cell office:value-type="float" office:value="40.707775" calcext:value-type="float">
            <text:p>40,707775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1.413625" calcext:value-type="float">
            <text:p>41,413625</text:p>
          </table:table-cell>
          <table:table-cell office:value-type="float" office:value="114" calcext:value-type="float">
            <text:p>114</text:p>
          </table:table-cell>
          <table:table-cell office:value-type="float" office:value="109.2545" calcext:value-type="float">
            <text:p>109,2545</text:p>
          </table:table-cell>
          <table:table-cell office:value-type="float" office:value="287" calcext:value-type="float">
            <text:p>287</text:p>
          </table:table-cell>
          <table:table-cell office:value-type="float" office:value="40.906175" calcext:value-type="float">
            <text:p>40,90617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1.394888" calcext:value-type="float">
            <text:p>41,394888</text:p>
          </table:table-cell>
          <table:table-cell office:value-type="float" office:value="110" calcext:value-type="float">
            <text:p>110</text:p>
          </table:table-cell>
          <table:table-cell office:value-type="float" office:value="109.230013" calcext:value-type="float">
            <text:p>109,230013</text:p>
          </table:table-cell>
          <table:table-cell office:value-type="float" office:value="288" calcext:value-type="float">
            <text:p>288</text:p>
          </table:table-cell>
          <table:table-cell office:value-type="float" office:value="40.840925" calcext:value-type="float">
            <text:p>40,840925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1.494287" calcext:value-type="float">
            <text:p>41,494287</text:p>
          </table:table-cell>
          <table:table-cell office:value-type="float" office:value="108" calcext:value-type="float">
            <text:p>108</text:p>
          </table:table-cell>
          <table:table-cell office:value-type="float" office:value="109.482975" calcext:value-type="float">
            <text:p>109,482975</text:p>
          </table:table-cell>
          <table:table-cell office:value-type="float" office:value="281" calcext:value-type="float">
            <text:p>281</text:p>
          </table:table-cell>
          <table:table-cell office:value-type="float" office:value="40.683388" calcext:value-type="float">
            <text:p>40,68338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1.519613" calcext:value-type="float">
            <text:p>41,519613</text:p>
          </table:table-cell>
          <table:table-cell office:value-type="float" office:value="106" calcext:value-type="float">
            <text:p>106</text:p>
          </table:table-cell>
          <table:table-cell office:value-type="float" office:value="109.521012" calcext:value-type="float">
            <text:p>109,521012</text:p>
          </table:table-cell>
          <table:table-cell office:value-type="float" office:value="284" calcext:value-type="float">
            <text:p>284</text:p>
          </table:table-cell>
          <table:table-cell office:value-type="float" office:value="40.70185" calcext:value-type="float">
            <text:p>40,70185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1.467712" calcext:value-type="float">
            <text:p>41,467712</text:p>
          </table:table-cell>
          <table:table-cell office:value-type="float" office:value="109" calcext:value-type="float">
            <text:p>109</text:p>
          </table:table-cell>
          <table:table-cell office:value-type="float" office:value="109.401888" calcext:value-type="float">
            <text:p>109,401888</text:p>
          </table:table-cell>
          <table:table-cell office:value-type="float" office:value="263" calcext:value-type="float">
            <text:p>263</text:p>
          </table:table-cell>
          <table:table-cell office:value-type="float" office:value="40.83205" calcext:value-type="float">
            <text:p>40,8320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1.4267" calcext:value-type="float">
            <text:p>41,4267</text:p>
          </table:table-cell>
          <table:table-cell office:value-type="float" office:value="106" calcext:value-type="float">
            <text:p>106</text:p>
          </table:table-cell>
          <table:table-cell office:value-type="float" office:value="109.288938" calcext:value-type="float">
            <text:p>109,288938</text:p>
          </table:table-cell>
          <table:table-cell office:value-type="float" office:value="274" calcext:value-type="float">
            <text:p>274</text:p>
          </table:table-cell>
          <table:table-cell office:value-type="float" office:value="40.92435" calcext:value-type="float">
            <text:p>40,924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1.4605" calcext:value-type="float">
            <text:p>41,4605</text:p>
          </table:table-cell>
          <table:table-cell office:value-type="float" office:value="104" calcext:value-type="float">
            <text:p>104</text:p>
          </table:table-cell>
          <table:table-cell office:value-type="float" office:value="109.374675" calcext:value-type="float">
            <text:p>109,374675</text:p>
          </table:table-cell>
          <table:table-cell office:value-type="float" office:value="266" calcext:value-type="float">
            <text:p>266</text:p>
          </table:table-cell>
          <table:table-cell office:value-type="float" office:value="40.574263" calcext:value-type="float">
            <text:p>40,57426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1.453063" calcext:value-type="float">
            <text:p>41,453063</text:p>
          </table:table-cell>
          <table:table-cell office:value-type="float" office:value="116" calcext:value-type="float">
            <text:p>116</text:p>
          </table:table-cell>
          <table:table-cell office:value-type="float" office:value="109.3755" calcext:value-type="float">
            <text:p>109,3755</text:p>
          </table:table-cell>
          <table:table-cell office:value-type="float" office:value="304" calcext:value-type="float">
            <text:p>304</text:p>
          </table:table-cell>
          <table:table-cell office:value-type="float" office:value="40.884012" calcext:value-type="float">
            <text:p>40,884012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1.473213" calcext:value-type="float">
            <text:p>41,473213</text:p>
          </table:table-cell>
          <table:table-cell office:value-type="float" office:value="109" calcext:value-type="float">
            <text:p>109</text:p>
          </table:table-cell>
          <table:table-cell office:value-type="float" office:value="109.421738" calcext:value-type="float">
            <text:p>109,421738</text:p>
          </table:table-cell>
          <table:table-cell office:value-type="float" office:value="274" calcext:value-type="float">
            <text:p>274</text:p>
          </table:table-cell>
          <table:table-cell office:value-type="float" office:value="40.735025" calcext:value-type="float">
            <text:p>40,735025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1.434888" calcext:value-type="float">
            <text:p>41,434888</text:p>
          </table:table-cell>
          <table:table-cell office:value-type="float" office:value="117" calcext:value-type="float">
            <text:p>117</text:p>
          </table:table-cell>
          <table:table-cell office:value-type="float" office:value="109.323562" calcext:value-type="float">
            <text:p>109,323562</text:p>
          </table:table-cell>
          <table:table-cell office:value-type="float" office:value="295" calcext:value-type="float">
            <text:p>295</text:p>
          </table:table-cell>
          <table:table-cell office:value-type="float" office:value="40.763487" calcext:value-type="float">
            <text:p>40,76348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1.406512" calcext:value-type="float">
            <text:p>41,406512</text:p>
          </table:table-cell>
          <table:table-cell office:value-type="float" office:value="110" calcext:value-type="float">
            <text:p>110</text:p>
          </table:table-cell>
          <table:table-cell office:value-type="float" office:value="109.2308" calcext:value-type="float">
            <text:p>109,2308</text:p>
          </table:table-cell>
          <table:table-cell office:value-type="float" office:value="287" calcext:value-type="float">
            <text:p>287</text:p>
          </table:table-cell>
          <table:table-cell office:value-type="float" office:value="40.680112" calcext:value-type="float">
            <text:p>40,680112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1.400188" calcext:value-type="float">
            <text:p>41,400188</text:p>
          </table:table-cell>
          <table:table-cell office:value-type="float" office:value="116" calcext:value-type="float">
            <text:p>116</text:p>
          </table:table-cell>
          <table:table-cell office:value-type="float" office:value="109.2893" calcext:value-type="float">
            <text:p>109,2893</text:p>
          </table:table-cell>
          <table:table-cell office:value-type="float" office:value="304" calcext:value-type="float">
            <text:p>304</text:p>
          </table:table-cell>
          <table:table-cell office:value-type="float" office:value="40.592062" calcext:value-type="float">
            <text:p>40,59206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1.431475" calcext:value-type="float">
            <text:p>41,431475</text:p>
          </table:table-cell>
          <table:table-cell office:value-type="float" office:value="109" calcext:value-type="float">
            <text:p>109</text:p>
          </table:table-cell>
          <table:table-cell office:value-type="float" office:value="109.3196" calcext:value-type="float">
            <text:p>109,3196</text:p>
          </table:table-cell>
          <table:table-cell office:value-type="float" office:value="276" calcext:value-type="float">
            <text:p>276</text:p>
          </table:table-cell>
          <table:table-cell office:value-type="float" office:value="40.758113" calcext:value-type="float">
            <text:p>40,758113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1.504137" calcext:value-type="float">
            <text:p>41,504137</text:p>
          </table:table-cell>
          <table:table-cell office:value-type="float" office:value="112" calcext:value-type="float">
            <text:p>112</text:p>
          </table:table-cell>
          <table:table-cell office:value-type="float" office:value="109.505888" calcext:value-type="float">
            <text:p>109,505888</text:p>
          </table:table-cell>
          <table:table-cell office:value-type="float" office:value="287" calcext:value-type="float">
            <text:p>287</text:p>
          </table:table-cell>
          <table:table-cell office:value-type="float" office:value="40.811413" calcext:value-type="float">
            <text:p>40,81141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1.4958" calcext:value-type="float">
            <text:p>41,4958</text:p>
          </table:table-cell>
          <table:table-cell office:value-type="float" office:value="112" calcext:value-type="float">
            <text:p>112</text:p>
          </table:table-cell>
          <table:table-cell office:value-type="float" office:value="109.49425" calcext:value-type="float">
            <text:p>109,49425</text:p>
          </table:table-cell>
          <table:table-cell office:value-type="float" office:value="289" calcext:value-type="float">
            <text:p>289</text:p>
          </table:table-cell>
          <table:table-cell office:value-type="float" office:value="40.97945" calcext:value-type="float">
            <text:p>40,9794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1.4555" calcext:value-type="float">
            <text:p>41,4555</text:p>
          </table:table-cell>
          <table:table-cell office:value-type="float" office:value="113" calcext:value-type="float">
            <text:p>113</text:p>
          </table:table-cell>
          <table:table-cell office:value-type="float" office:value="109.367425" calcext:value-type="float">
            <text:p>109,367425</text:p>
          </table:table-cell>
          <table:table-cell office:value-type="float" office:value="303" calcext:value-type="float">
            <text:p>303</text:p>
          </table:table-cell>
          <table:table-cell office:value-type="float" office:value="40.694175" calcext:value-type="float">
            <text:p>40,69417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1.477562" calcext:value-type="float">
            <text:p>41,477562</text:p>
          </table:table-cell>
          <table:table-cell office:value-type="float" office:value="105" calcext:value-type="float">
            <text:p>105</text:p>
          </table:table-cell>
          <table:table-cell office:value-type="float" office:value="109.441113" calcext:value-type="float">
            <text:p>109,441113</text:p>
          </table:table-cell>
          <table:table-cell office:value-type="float" office:value="272" calcext:value-type="float">
            <text:p>272</text:p>
          </table:table-cell>
          <table:table-cell office:value-type="float" office:value="40.7782" calcext:value-type="float">
            <text:p>40,7782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1.354413" calcext:value-type="float">
            <text:p>41,354413</text:p>
          </table:table-cell>
          <table:table-cell office:value-type="float" office:value="106" calcext:value-type="float">
            <text:p>106</text:p>
          </table:table-cell>
          <table:table-cell office:value-type="float" office:value="109.126413" calcext:value-type="float">
            <text:p>109,126413</text:p>
          </table:table-cell>
          <table:table-cell office:value-type="float" office:value="281" calcext:value-type="float">
            <text:p>281</text:p>
          </table:table-cell>
          <table:table-cell office:value-type="float" office:value="40.78805" calcext:value-type="float">
            <text:p>40,7880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1.497325" calcext:value-type="float">
            <text:p>41,497325</text:p>
          </table:table-cell>
          <table:table-cell office:value-type="float" office:value="108" calcext:value-type="float">
            <text:p>108</text:p>
          </table:table-cell>
          <table:table-cell office:value-type="float" office:value="109.4654" calcext:value-type="float">
            <text:p>109,4654</text:p>
          </table:table-cell>
          <table:table-cell office:value-type="float" office:value="278" calcext:value-type="float">
            <text:p>278</text:p>
          </table:table-cell>
          <table:table-cell office:value-type="float" office:value="40.5843" calcext:value-type="float">
            <text:p>40,5843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2.44316" calcext:value-type="float">
            <text:p>42,44316</text:p>
          </table:table-cell>
          <table:table-cell office:value-type="float" office:value="115" calcext:value-type="float">
            <text:p>115</text:p>
          </table:table-cell>
          <table:table-cell office:value-type="float" office:value="112.09374" calcext:value-type="float">
            <text:p>112,09374</text:p>
          </table:table-cell>
          <table:table-cell office:value-type="float" office:value="296" calcext:value-type="float">
            <text:p>296</text:p>
          </table:table-cell>
          <table:table-cell office:value-type="float" office:value="42.06788" calcext:value-type="float">
            <text:p>42,06788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2.43245" calcext:value-type="float">
            <text:p>42,43245</text:p>
          </table:table-cell>
          <table:table-cell office:value-type="float" office:value="113" calcext:value-type="float">
            <text:p>113</text:p>
          </table:table-cell>
          <table:table-cell office:value-type="float" office:value="112.0756" calcext:value-type="float">
            <text:p>112,0756</text:p>
          </table:table-cell>
          <table:table-cell office:value-type="float" office:value="286" calcext:value-type="float">
            <text:p>286</text:p>
          </table:table-cell>
          <table:table-cell office:value-type="float" office:value="41.85549" calcext:value-type="float">
            <text:p>41,85549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2.46206" calcext:value-type="float">
            <text:p>42,46206</text:p>
          </table:table-cell>
          <table:table-cell office:value-type="float" office:value="110" calcext:value-type="float">
            <text:p>110</text:p>
          </table:table-cell>
          <table:table-cell office:value-type="float" office:value="112.16627" calcext:value-type="float">
            <text:p>112,16627</text:p>
          </table:table-cell>
          <table:table-cell office:value-type="float" office:value="296" calcext:value-type="float">
            <text:p>296</text:p>
          </table:table-cell>
          <table:table-cell office:value-type="float" office:value="41.80458" calcext:value-type="float">
            <text:p>41,8045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2.48594" calcext:value-type="float">
            <text:p>42,48594</text:p>
          </table:table-cell>
          <table:table-cell office:value-type="float" office:value="121" calcext:value-type="float">
            <text:p>121</text:p>
          </table:table-cell>
          <table:table-cell office:value-type="float" office:value="112.22105" calcext:value-type="float">
            <text:p>112,22105</text:p>
          </table:table-cell>
          <table:table-cell office:value-type="float" office:value="315" calcext:value-type="float">
            <text:p>315</text:p>
          </table:table-cell>
          <table:table-cell office:value-type="float" office:value="41.66017" calcext:value-type="float">
            <text:p>41,66017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2.44683" calcext:value-type="float">
            <text:p>42,44683</text:p>
          </table:table-cell>
          <table:table-cell office:value-type="float" office:value="107" calcext:value-type="float">
            <text:p>107</text:p>
          </table:table-cell>
          <table:table-cell office:value-type="float" office:value="112.13079" calcext:value-type="float">
            <text:p>112,13079</text:p>
          </table:table-cell>
          <table:table-cell office:value-type="float" office:value="278" calcext:value-type="float">
            <text:p>278</text:p>
          </table:table-cell>
          <table:table-cell office:value-type="float" office:value="41.91741" calcext:value-type="float">
            <text:p>41,9174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2.42062" calcext:value-type="float">
            <text:p>42,42062</text:p>
          </table:table-cell>
          <table:table-cell office:value-type="float" office:value="107" calcext:value-type="float">
            <text:p>107</text:p>
          </table:table-cell>
          <table:table-cell office:value-type="float" office:value="112.05728" calcext:value-type="float">
            <text:p>112,05728</text:p>
          </table:table-cell>
          <table:table-cell office:value-type="float" office:value="276" calcext:value-type="float">
            <text:p>276</text:p>
          </table:table-cell>
          <table:table-cell office:value-type="float" office:value="41.95064" calcext:value-type="float">
            <text:p>41,9506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2.43815" calcext:value-type="float">
            <text:p>42,43815</text:p>
          </table:table-cell>
          <table:table-cell office:value-type="float" office:value="107" calcext:value-type="float">
            <text:p>107</text:p>
          </table:table-cell>
          <table:table-cell office:value-type="float" office:value="112.08008" calcext:value-type="float">
            <text:p>112,08008</text:p>
          </table:table-cell>
          <table:table-cell office:value-type="float" office:value="275" calcext:value-type="float">
            <text:p>275</text:p>
          </table:table-cell>
          <table:table-cell office:value-type="float" office:value="42.12115" calcext:value-type="float">
            <text:p>42,1211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2.51565" calcext:value-type="float">
            <text:p>42,51565</text:p>
          </table:table-cell>
          <table:table-cell office:value-type="float" office:value="109" calcext:value-type="float">
            <text:p>109</text:p>
          </table:table-cell>
          <table:table-cell office:value-type="float" office:value="112.29994" calcext:value-type="float">
            <text:p>112,29994</text:p>
          </table:table-cell>
          <table:table-cell office:value-type="float" office:value="277" calcext:value-type="float">
            <text:p>277</text:p>
          </table:table-cell>
          <table:table-cell office:value-type="float" office:value="41.91889" calcext:value-type="float">
            <text:p>41,9188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2.48213" calcext:value-type="float">
            <text:p>42,48213</text:p>
          </table:table-cell>
          <table:table-cell office:value-type="float" office:value="128" calcext:value-type="float">
            <text:p>128</text:p>
          </table:table-cell>
          <table:table-cell office:value-type="float" office:value="112.2117" calcext:value-type="float">
            <text:p>112,2117</text:p>
          </table:table-cell>
          <table:table-cell office:value-type="float" office:value="330" calcext:value-type="float">
            <text:p>330</text:p>
          </table:table-cell>
          <table:table-cell office:value-type="float" office:value="41.91422" calcext:value-type="float">
            <text:p>41,91422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2.46537" calcext:value-type="float">
            <text:p>42,46537</text:p>
          </table:table-cell>
          <table:table-cell office:value-type="float" office:value="115" calcext:value-type="float">
            <text:p>115</text:p>
          </table:table-cell>
          <table:table-cell office:value-type="float" office:value="112.14811" calcext:value-type="float">
            <text:p>112,14811</text:p>
          </table:table-cell>
          <table:table-cell office:value-type="float" office:value="294" calcext:value-type="float">
            <text:p>294</text:p>
          </table:table-cell>
          <table:table-cell office:value-type="float" office:value="41.93323" calcext:value-type="float">
            <text:p>41,93323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2.44196" calcext:value-type="float">
            <text:p>42,44196</text:p>
          </table:table-cell>
          <table:table-cell office:value-type="float" office:value="112" calcext:value-type="float">
            <text:p>112</text:p>
          </table:table-cell>
          <table:table-cell office:value-type="float" office:value="112.12416" calcext:value-type="float">
            <text:p>112,12416</text:p>
          </table:table-cell>
          <table:table-cell office:value-type="float" office:value="296" calcext:value-type="float">
            <text:p>296</text:p>
          </table:table-cell>
          <table:table-cell office:value-type="float" office:value="42.12136" calcext:value-type="float">
            <text:p>42,12136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2.50342" calcext:value-type="float">
            <text:p>42,50342</text:p>
          </table:table-cell>
          <table:table-cell office:value-type="float" office:value="112" calcext:value-type="float">
            <text:p>112</text:p>
          </table:table-cell>
          <table:table-cell office:value-type="float" office:value="112.27229" calcext:value-type="float">
            <text:p>112,27229</text:p>
          </table:table-cell>
          <table:table-cell office:value-type="float" office:value="292" calcext:value-type="float">
            <text:p>292</text:p>
          </table:table-cell>
          <table:table-cell office:value-type="float" office:value="42.07994" calcext:value-type="float">
            <text:p>42,0799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2.43127" calcext:value-type="float">
            <text:p>42,43127</text:p>
          </table:table-cell>
          <table:table-cell office:value-type="float" office:value="109" calcext:value-type="float">
            <text:p>109</text:p>
          </table:table-cell>
          <table:table-cell office:value-type="float" office:value="112.0962" calcext:value-type="float">
            <text:p>112,0962</text:p>
          </table:table-cell>
          <table:table-cell office:value-type="float" office:value="278" calcext:value-type="float">
            <text:p>278</text:p>
          </table:table-cell>
          <table:table-cell office:value-type="float" office:value="41.82789" calcext:value-type="float">
            <text:p>41,8278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2.47855" calcext:value-type="float">
            <text:p>42,47855</text:p>
          </table:table-cell>
          <table:table-cell office:value-type="float" office:value="111" calcext:value-type="float">
            <text:p>111</text:p>
          </table:table-cell>
          <table:table-cell office:value-type="float" office:value="112.1739" calcext:value-type="float">
            <text:p>112,1739</text:p>
          </table:table-cell>
          <table:table-cell office:value-type="float" office:value="288" calcext:value-type="float">
            <text:p>288</text:p>
          </table:table-cell>
          <table:table-cell office:value-type="float" office:value="41.72" calcext:value-type="float">
            <text:p>41,72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2.50876" calcext:value-type="float">
            <text:p>42,50876</text:p>
          </table:table-cell>
          <table:table-cell office:value-type="float" office:value="121" calcext:value-type="float">
            <text:p>121</text:p>
          </table:table-cell>
          <table:table-cell office:value-type="float" office:value="112.26751" calcext:value-type="float">
            <text:p>112,26751</text:p>
          </table:table-cell>
          <table:table-cell office:value-type="float" office:value="310" calcext:value-type="float">
            <text:p>310</text:p>
          </table:table-cell>
          <table:table-cell office:value-type="float" office:value="41.78936" calcext:value-type="float">
            <text:p>41,78936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2.47303" calcext:value-type="float">
            <text:p>42,47303</text:p>
          </table:table-cell>
          <table:table-cell office:value-type="float" office:value="115" calcext:value-type="float">
            <text:p>115</text:p>
          </table:table-cell>
          <table:table-cell office:value-type="float" office:value="112.20806" calcext:value-type="float">
            <text:p>112,20806</text:p>
          </table:table-cell>
          <table:table-cell office:value-type="float" office:value="288" calcext:value-type="float">
            <text:p>288</text:p>
          </table:table-cell>
          <table:table-cell office:value-type="float" office:value="41.95046" calcext:value-type="float">
            <text:p>41,95046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2.43081" calcext:value-type="float">
            <text:p>42,43081</text:p>
          </table:table-cell>
          <table:table-cell office:value-type="float" office:value="121" calcext:value-type="float">
            <text:p>121</text:p>
          </table:table-cell>
          <table:table-cell office:value-type="float" office:value="112.05922" calcext:value-type="float">
            <text:p>112,05922</text:p>
          </table:table-cell>
          <table:table-cell office:value-type="float" office:value="311" calcext:value-type="float">
            <text:p>311</text:p>
          </table:table-cell>
          <table:table-cell office:value-type="float" office:value="41.87783" calcext:value-type="float">
            <text:p>41,87783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2.44204" calcext:value-type="float">
            <text:p>42,44204</text:p>
          </table:table-cell>
          <table:table-cell office:value-type="float" office:value="111" calcext:value-type="float">
            <text:p>111</text:p>
          </table:table-cell>
          <table:table-cell office:value-type="float" office:value="112.102" calcext:value-type="float">
            <text:p>112,102</text:p>
          </table:table-cell>
          <table:table-cell office:value-type="float" office:value="293" calcext:value-type="float">
            <text:p>293</text:p>
          </table:table-cell>
          <table:table-cell office:value-type="float" office:value="41.93394" calcext:value-type="float">
            <text:p>41,93394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2.44079" calcext:value-type="float">
            <text:p>42,44079</text:p>
          </table:table-cell>
          <table:table-cell office:value-type="float" office:value="108" calcext:value-type="float">
            <text:p>108</text:p>
          </table:table-cell>
          <table:table-cell office:value-type="float" office:value="112.10053" calcext:value-type="float">
            <text:p>112,10053</text:p>
          </table:table-cell>
          <table:table-cell office:value-type="float" office:value="275" calcext:value-type="float">
            <text:p>275</text:p>
          </table:table-cell>
          <table:table-cell office:value-type="float" office:value="41.83828" calcext:value-type="float">
            <text:p>41,8382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2.4371" calcext:value-type="float">
            <text:p>42,4371</text:p>
          </table:table-cell>
          <table:table-cell office:value-type="float" office:value="121" calcext:value-type="float">
            <text:p>121</text:p>
          </table:table-cell>
          <table:table-cell office:value-type="float" office:value="112.10485" calcext:value-type="float">
            <text:p>112,10485</text:p>
          </table:table-cell>
          <table:table-cell office:value-type="float" office:value="322" calcext:value-type="float">
            <text:p>322</text:p>
          </table:table-cell>
          <table:table-cell office:value-type="float" office:value="41.85675" calcext:value-type="float">
            <text:p>41,85675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3.283108" calcext:value-type="float">
            <text:p>43,283108</text:p>
          </table:table-cell>
          <table:table-cell office:value-type="float" office:value="108" calcext:value-type="float">
            <text:p>108</text:p>
          </table:table-cell>
          <table:table-cell office:value-type="float" office:value="114.42645" calcext:value-type="float">
            <text:p>114,42645</text:p>
          </table:table-cell>
          <table:table-cell office:value-type="float" office:value="281" calcext:value-type="float">
            <text:p>281</text:p>
          </table:table-cell>
          <table:table-cell office:value-type="float" office:value="42.949417" calcext:value-type="float">
            <text:p>42,949417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3.293217" calcext:value-type="float">
            <text:p>43,293217</text:p>
          </table:table-cell>
          <table:table-cell office:value-type="float" office:value="121" calcext:value-type="float">
            <text:p>121</text:p>
          </table:table-cell>
          <table:table-cell office:value-type="float" office:value="114.434992" calcext:value-type="float">
            <text:p>114,434992</text:p>
          </table:table-cell>
          <table:table-cell office:value-type="float" office:value="310" calcext:value-type="float">
            <text:p>310</text:p>
          </table:table-cell>
          <table:table-cell office:value-type="float" office:value="43.054642" calcext:value-type="float">
            <text:p>43,054642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3.249233" calcext:value-type="float">
            <text:p>43,249233</text:p>
          </table:table-cell>
          <table:table-cell office:value-type="float" office:value="113" calcext:value-type="float">
            <text:p>113</text:p>
          </table:table-cell>
          <table:table-cell office:value-type="float" office:value="114.32685" calcext:value-type="float">
            <text:p>114,32685</text:p>
          </table:table-cell>
          <table:table-cell office:value-type="float" office:value="296" calcext:value-type="float">
            <text:p>296</text:p>
          </table:table-cell>
          <table:table-cell office:value-type="float" office:value="42.930967" calcext:value-type="float">
            <text:p>42,93096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3.272975" calcext:value-type="float">
            <text:p>43,272975</text:p>
          </table:table-cell>
          <table:table-cell office:value-type="float" office:value="115" calcext:value-type="float">
            <text:p>115</text:p>
          </table:table-cell>
          <table:table-cell office:value-type="float" office:value="114.408183" calcext:value-type="float">
            <text:p>114,408183</text:p>
          </table:table-cell>
          <table:table-cell office:value-type="float" office:value="283" calcext:value-type="float">
            <text:p>283</text:p>
          </table:table-cell>
          <table:table-cell office:value-type="float" office:value="42.889975" calcext:value-type="float">
            <text:p>42,88997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3.251183" calcext:value-type="float">
            <text:p>43,251183</text:p>
          </table:table-cell>
          <table:table-cell office:value-type="float" office:value="110" calcext:value-type="float">
            <text:p>110</text:p>
          </table:table-cell>
          <table:table-cell office:value-type="float" office:value="114.3598" calcext:value-type="float">
            <text:p>114,3598</text:p>
          </table:table-cell>
          <table:table-cell office:value-type="float" office:value="288" calcext:value-type="float">
            <text:p>288</text:p>
          </table:table-cell>
          <table:table-cell office:value-type="float" office:value="42.826758" calcext:value-type="float">
            <text:p>42,82675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3.272367" calcext:value-type="float">
            <text:p>43,272367</text:p>
          </table:table-cell>
          <table:table-cell office:value-type="float" office:value="114" calcext:value-type="float">
            <text:p>114</text:p>
          </table:table-cell>
          <table:table-cell office:value-type="float" office:value="114.404542" calcext:value-type="float">
            <text:p>114,404542</text:p>
          </table:table-cell>
          <table:table-cell office:value-type="float" office:value="294" calcext:value-type="float">
            <text:p>294</text:p>
          </table:table-cell>
          <table:table-cell office:value-type="float" office:value="42.869317" calcext:value-type="float">
            <text:p>42,86931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3.311375" calcext:value-type="float">
            <text:p>43,311375</text:p>
          </table:table-cell>
          <table:table-cell office:value-type="float" office:value="134" calcext:value-type="float">
            <text:p>134</text:p>
          </table:table-cell>
          <table:table-cell office:value-type="float" office:value="114.504392" calcext:value-type="float">
            <text:p>114,504392</text:p>
          </table:table-cell>
          <table:table-cell office:value-type="float" office:value="349" calcext:value-type="float">
            <text:p>349</text:p>
          </table:table-cell>
          <table:table-cell office:value-type="float" office:value="42.95465" calcext:value-type="float">
            <text:p>42,9546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3.289425" calcext:value-type="float">
            <text:p>43,289425</text:p>
          </table:table-cell>
          <table:table-cell office:value-type="float" office:value="115" calcext:value-type="float">
            <text:p>115</text:p>
          </table:table-cell>
          <table:table-cell office:value-type="float" office:value="114.430867" calcext:value-type="float">
            <text:p>114,430867</text:p>
          </table:table-cell>
          <table:table-cell office:value-type="float" office:value="305" calcext:value-type="float">
            <text:p>305</text:p>
          </table:table-cell>
          <table:table-cell office:value-type="float" office:value="42.838658" calcext:value-type="float">
            <text:p>42,838658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3.24815" calcext:value-type="float">
            <text:p>43,24815</text:p>
          </table:table-cell>
          <table:table-cell office:value-type="float" office:value="106" calcext:value-type="float">
            <text:p>106</text:p>
          </table:table-cell>
          <table:table-cell office:value-type="float" office:value="114.326583" calcext:value-type="float">
            <text:p>114,326583</text:p>
          </table:table-cell>
          <table:table-cell office:value-type="float" office:value="269" calcext:value-type="float">
            <text:p>269</text:p>
          </table:table-cell>
          <table:table-cell office:value-type="float" office:value="42.798208" calcext:value-type="float">
            <text:p>42,79820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3.271975" calcext:value-type="float">
            <text:p>43,271975</text:p>
          </table:table-cell>
          <table:table-cell office:value-type="float" office:value="120" calcext:value-type="float">
            <text:p>120</text:p>
          </table:table-cell>
          <table:table-cell office:value-type="float" office:value="114.427842" calcext:value-type="float">
            <text:p>114,427842</text:p>
          </table:table-cell>
          <table:table-cell office:value-type="float" office:value="320" calcext:value-type="float">
            <text:p>320</text:p>
          </table:table-cell>
          <table:table-cell office:value-type="float" office:value="42.864833" calcext:value-type="float">
            <text:p>42,86483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3.313483" calcext:value-type="float">
            <text:p>43,313483</text:p>
          </table:table-cell>
          <table:table-cell office:value-type="float" office:value="117" calcext:value-type="float">
            <text:p>117</text:p>
          </table:table-cell>
          <table:table-cell office:value-type="float" office:value="114.5065" calcext:value-type="float">
            <text:p>114,5065</text:p>
          </table:table-cell>
          <table:table-cell office:value-type="float" office:value="299" calcext:value-type="float">
            <text:p>299</text:p>
          </table:table-cell>
          <table:table-cell office:value-type="float" office:value="42.785667" calcext:value-type="float">
            <text:p>42,785667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3.303708" calcext:value-type="float">
            <text:p>43,303708</text:p>
          </table:table-cell>
          <table:table-cell office:value-type="float" office:value="122" calcext:value-type="float">
            <text:p>122</text:p>
          </table:table-cell>
          <table:table-cell office:value-type="float" office:value="114.478092" calcext:value-type="float">
            <text:p>114,478092</text:p>
          </table:table-cell>
          <table:table-cell office:value-type="float" office:value="324" calcext:value-type="float">
            <text:p>324</text:p>
          </table:table-cell>
          <table:table-cell office:value-type="float" office:value="42.988933" calcext:value-type="float">
            <text:p>42,98893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3.263" calcext:value-type="float">
            <text:p>43,263</text:p>
          </table:table-cell>
          <table:table-cell office:value-type="float" office:value="112" calcext:value-type="float">
            <text:p>112</text:p>
          </table:table-cell>
          <table:table-cell office:value-type="float" office:value="114.363117" calcext:value-type="float">
            <text:p>114,363117</text:p>
          </table:table-cell>
          <table:table-cell office:value-type="float" office:value="278" calcext:value-type="float">
            <text:p>278</text:p>
          </table:table-cell>
          <table:table-cell office:value-type="float" office:value="42.954542" calcext:value-type="float">
            <text:p>42,954542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3.239167" calcext:value-type="float">
            <text:p>43,239167</text:p>
          </table:table-cell>
          <table:table-cell office:value-type="float" office:value="117" calcext:value-type="float">
            <text:p>117</text:p>
          </table:table-cell>
          <table:table-cell office:value-type="float" office:value="114.329892" calcext:value-type="float">
            <text:p>114,329892</text:p>
          </table:table-cell>
          <table:table-cell office:value-type="float" office:value="296" calcext:value-type="float">
            <text:p>296</text:p>
          </table:table-cell>
          <table:table-cell office:value-type="float" office:value="42.8517" calcext:value-type="float">
            <text:p>42,851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3.242125" calcext:value-type="float">
            <text:p>43,242125</text:p>
          </table:table-cell>
          <table:table-cell office:value-type="float" office:value="113" calcext:value-type="float">
            <text:p>113</text:p>
          </table:table-cell>
          <table:table-cell office:value-type="float" office:value="114.304025" calcext:value-type="float">
            <text:p>114,304025</text:p>
          </table:table-cell>
          <table:table-cell office:value-type="float" office:value="287" calcext:value-type="float">
            <text:p>287</text:p>
          </table:table-cell>
          <table:table-cell office:value-type="float" office:value="42.769067" calcext:value-type="float">
            <text:p>42,769067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3.2564" calcext:value-type="float">
            <text:p>43,2564</text:p>
          </table:table-cell>
          <table:table-cell office:value-type="float" office:value="121" calcext:value-type="float">
            <text:p>121</text:p>
          </table:table-cell>
          <table:table-cell office:value-type="float" office:value="114.370283" calcext:value-type="float">
            <text:p>114,370283</text:p>
          </table:table-cell>
          <table:table-cell office:value-type="float" office:value="307" calcext:value-type="float">
            <text:p>307</text:p>
          </table:table-cell>
          <table:table-cell office:value-type="float" office:value="42.906758" calcext:value-type="float">
            <text:p>42,90675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3.314158" calcext:value-type="float">
            <text:p>43,314158</text:p>
          </table:table-cell>
          <table:table-cell office:value-type="float" office:value="111" calcext:value-type="float">
            <text:p>111</text:p>
          </table:table-cell>
          <table:table-cell office:value-type="float" office:value="114.499842" calcext:value-type="float">
            <text:p>114,499842</text:p>
          </table:table-cell>
          <table:table-cell office:value-type="float" office:value="290" calcext:value-type="float">
            <text:p>290</text:p>
          </table:table-cell>
          <table:table-cell office:value-type="float" office:value="42.806258" calcext:value-type="float">
            <text:p>42,80625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3.216717" calcext:value-type="float">
            <text:p>43,216717</text:p>
          </table:table-cell>
          <table:table-cell office:value-type="float" office:value="111" calcext:value-type="float">
            <text:p>111</text:p>
          </table:table-cell>
          <table:table-cell office:value-type="float" office:value="114.268792" calcext:value-type="float">
            <text:p>114,268792</text:p>
          </table:table-cell>
          <table:table-cell office:value-type="float" office:value="279" calcext:value-type="float">
            <text:p>279</text:p>
          </table:table-cell>
          <table:table-cell office:value-type="float" office:value="42.764025" calcext:value-type="float">
            <text:p>42,76402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3.305458" calcext:value-type="float">
            <text:p>43,305458</text:p>
          </table:table-cell>
          <table:table-cell office:value-type="float" office:value="112" calcext:value-type="float">
            <text:p>112</text:p>
          </table:table-cell>
          <table:table-cell office:value-type="float" office:value="114.4688" calcext:value-type="float">
            <text:p>114,4688</text:p>
          </table:table-cell>
          <table:table-cell office:value-type="float" office:value="283" calcext:value-type="float">
            <text:p>283</text:p>
          </table:table-cell>
          <table:table-cell office:value-type="float" office:value="42.997758" calcext:value-type="float">
            <text:p>42,997758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3.2892" calcext:value-type="float">
            <text:p>43,2892</text:p>
          </table:table-cell>
          <table:table-cell office:value-type="float" office:value="119" calcext:value-type="float">
            <text:p>119</text:p>
          </table:table-cell>
          <table:table-cell office:value-type="float" office:value="114.43955" calcext:value-type="float">
            <text:p>114,43955</text:p>
          </table:table-cell>
          <table:table-cell office:value-type="float" office:value="303" calcext:value-type="float">
            <text:p>303</text:p>
          </table:table-cell>
          <table:table-cell office:value-type="float" office:value="42.91845" calcext:value-type="float">
            <text:p>42,9184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3.925771" calcext:value-type="float">
            <text:p>43,925771</text:p>
          </table:table-cell>
          <table:table-cell office:value-type="float" office:value="111" calcext:value-type="float">
            <text:p>111</text:p>
          </table:table-cell>
          <table:table-cell office:value-type="float" office:value="116.191621" calcext:value-type="float">
            <text:p>116,191621</text:p>
          </table:table-cell>
          <table:table-cell office:value-type="float" office:value="291" calcext:value-type="float">
            <text:p>291</text:p>
          </table:table-cell>
          <table:table-cell office:value-type="float" office:value="43.832514" calcext:value-type="float">
            <text:p>43,83251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3.98945" calcext:value-type="float">
            <text:p>43,98945</text:p>
          </table:table-cell>
          <table:table-cell office:value-type="float" office:value="115" calcext:value-type="float">
            <text:p>115</text:p>
          </table:table-cell>
          <table:table-cell office:value-type="float" office:value="116.381064" calcext:value-type="float">
            <text:p>116,381064</text:p>
          </table:table-cell>
          <table:table-cell office:value-type="float" office:value="303" calcext:value-type="float">
            <text:p>303</text:p>
          </table:table-cell>
          <table:table-cell office:value-type="float" office:value="43.592721" calcext:value-type="float">
            <text:p>43,59272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3.990936" calcext:value-type="float">
            <text:p>43,990936</text:p>
          </table:table-cell>
          <table:table-cell office:value-type="float" office:value="118" calcext:value-type="float">
            <text:p>118</text:p>
          </table:table-cell>
          <table:table-cell office:value-type="float" office:value="116.374236" calcext:value-type="float">
            <text:p>116,374236</text:p>
          </table:table-cell>
          <table:table-cell office:value-type="float" office:value="310" calcext:value-type="float">
            <text:p>310</text:p>
          </table:table-cell>
          <table:table-cell office:value-type="float" office:value="43.661993" calcext:value-type="float">
            <text:p>43,661993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3.980986" calcext:value-type="float">
            <text:p>43,980986</text:p>
          </table:table-cell>
          <table:table-cell office:value-type="float" office:value="116" calcext:value-type="float">
            <text:p>116</text:p>
          </table:table-cell>
          <table:table-cell office:value-type="float" office:value="116.376986" calcext:value-type="float">
            <text:p>116,376986</text:p>
          </table:table-cell>
          <table:table-cell office:value-type="float" office:value="298" calcext:value-type="float">
            <text:p>298</text:p>
          </table:table-cell>
          <table:table-cell office:value-type="float" office:value="43.808907" calcext:value-type="float">
            <text:p>43,80890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3.993314" calcext:value-type="float">
            <text:p>43,993314</text:p>
          </table:table-cell>
          <table:table-cell office:value-type="float" office:value="112" calcext:value-type="float">
            <text:p>112</text:p>
          </table:table-cell>
          <table:table-cell office:value-type="float" office:value="116.382329" calcext:value-type="float">
            <text:p>116,382329</text:p>
          </table:table-cell>
          <table:table-cell office:value-type="float" office:value="284" calcext:value-type="float">
            <text:p>284</text:p>
          </table:table-cell>
          <table:table-cell office:value-type="float" office:value="43.821479" calcext:value-type="float">
            <text:p>43,821479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3.957157" calcext:value-type="float">
            <text:p>43,957157</text:p>
          </table:table-cell>
          <table:table-cell office:value-type="float" office:value="112" calcext:value-type="float">
            <text:p>112</text:p>
          </table:table-cell>
          <table:table-cell office:value-type="float" office:value="116.292843" calcext:value-type="float">
            <text:p>116,292843</text:p>
          </table:table-cell>
          <table:table-cell office:value-type="float" office:value="275" calcext:value-type="float">
            <text:p>275</text:p>
          </table:table-cell>
          <table:table-cell office:value-type="float" office:value="43.6481" calcext:value-type="float">
            <text:p>43,6481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3.957979" calcext:value-type="float">
            <text:p>43,957979</text:p>
          </table:table-cell>
          <table:table-cell office:value-type="float" office:value="120" calcext:value-type="float">
            <text:p>120</text:p>
          </table:table-cell>
          <table:table-cell office:value-type="float" office:value="116.296107" calcext:value-type="float">
            <text:p>116,296107</text:p>
          </table:table-cell>
          <table:table-cell office:value-type="float" office:value="312" calcext:value-type="float">
            <text:p>312</text:p>
          </table:table-cell>
          <table:table-cell office:value-type="float" office:value="43.72885" calcext:value-type="float">
            <text:p>43,72885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4.00555" calcext:value-type="float">
            <text:p>44,00555</text:p>
          </table:table-cell>
          <table:table-cell office:value-type="float" office:value="115" calcext:value-type="float">
            <text:p>115</text:p>
          </table:table-cell>
          <table:table-cell office:value-type="float" office:value="116.436657" calcext:value-type="float">
            <text:p>116,436657</text:p>
          </table:table-cell>
          <table:table-cell office:value-type="float" office:value="301" calcext:value-type="float">
            <text:p>301</text:p>
          </table:table-cell>
          <table:table-cell office:value-type="float" office:value="43.62825" calcext:value-type="float">
            <text:p>43,6282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3.979286" calcext:value-type="float">
            <text:p>43,979286</text:p>
          </table:table-cell>
          <table:table-cell office:value-type="float" office:value="115" calcext:value-type="float">
            <text:p>115</text:p>
          </table:table-cell>
          <table:table-cell office:value-type="float" office:value="116.348193" calcext:value-type="float">
            <text:p>116,348193</text:p>
          </table:table-cell>
          <table:table-cell office:value-type="float" office:value="291" calcext:value-type="float">
            <text:p>291</text:p>
          </table:table-cell>
          <table:table-cell office:value-type="float" office:value="43.815343" calcext:value-type="float">
            <text:p>43,8153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4.002421" calcext:value-type="float">
            <text:p>44,002421</text:p>
          </table:table-cell>
          <table:table-cell office:value-type="float" office:value="118" calcext:value-type="float">
            <text:p>118</text:p>
          </table:table-cell>
          <table:table-cell office:value-type="float" office:value="116.38975" calcext:value-type="float">
            <text:p>116,38975</text:p>
          </table:table-cell>
          <table:table-cell office:value-type="float" office:value="305" calcext:value-type="float">
            <text:p>305</text:p>
          </table:table-cell>
          <table:table-cell office:value-type="float" office:value="43.815779" calcext:value-type="float">
            <text:p>43,815779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3.991593" calcext:value-type="float">
            <text:p>43,991593</text:p>
          </table:table-cell>
          <table:table-cell office:value-type="float" office:value="117" calcext:value-type="float">
            <text:p>117</text:p>
          </table:table-cell>
          <table:table-cell office:value-type="float" office:value="116.39545" calcext:value-type="float">
            <text:p>116,39545</text:p>
          </table:table-cell>
          <table:table-cell office:value-type="float" office:value="308" calcext:value-type="float">
            <text:p>308</text:p>
          </table:table-cell>
          <table:table-cell office:value-type="float" office:value="43.619636" calcext:value-type="float">
            <text:p>43,619636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3.994257" calcext:value-type="float">
            <text:p>43,994257</text:p>
          </table:table-cell>
          <table:table-cell office:value-type="float" office:value="121" calcext:value-type="float">
            <text:p>121</text:p>
          </table:table-cell>
          <table:table-cell office:value-type="float" office:value="116.393143" calcext:value-type="float">
            <text:p>116,393143</text:p>
          </table:table-cell>
          <table:table-cell office:value-type="float" office:value="308" calcext:value-type="float">
            <text:p>308</text:p>
          </table:table-cell>
          <table:table-cell office:value-type="float" office:value="43.482721" calcext:value-type="float">
            <text:p>43,482721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4.018121" calcext:value-type="float">
            <text:p>44,018121</text:p>
          </table:table-cell>
          <table:table-cell office:value-type="float" office:value="117" calcext:value-type="float">
            <text:p>117</text:p>
          </table:table-cell>
          <table:table-cell office:value-type="float" office:value="116.440064" calcext:value-type="float">
            <text:p>116,440064</text:p>
          </table:table-cell>
          <table:table-cell office:value-type="float" office:value="302" calcext:value-type="float">
            <text:p>302</text:p>
          </table:table-cell>
          <table:table-cell office:value-type="float" office:value="43.573629" calcext:value-type="float">
            <text:p>43,573629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3.9378" calcext:value-type="float">
            <text:p>43,9378</text:p>
          </table:table-cell>
          <table:table-cell office:value-type="float" office:value="114" calcext:value-type="float">
            <text:p>114</text:p>
          </table:table-cell>
          <table:table-cell office:value-type="float" office:value="116.2471" calcext:value-type="float">
            <text:p>116,2471</text:p>
          </table:table-cell>
          <table:table-cell office:value-type="float" office:value="293" calcext:value-type="float">
            <text:p>293</text:p>
          </table:table-cell>
          <table:table-cell office:value-type="float" office:value="43.670471" calcext:value-type="float">
            <text:p>43,670471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4.036586" calcext:value-type="float">
            <text:p>44,036586</text:p>
          </table:table-cell>
          <table:table-cell office:value-type="float" office:value="115" calcext:value-type="float">
            <text:p>115</text:p>
          </table:table-cell>
          <table:table-cell office:value-type="float" office:value="116.492721" calcext:value-type="float">
            <text:p>116,492721</text:p>
          </table:table-cell>
          <table:table-cell office:value-type="float" office:value="304" calcext:value-type="float">
            <text:p>304</text:p>
          </table:table-cell>
          <table:table-cell office:value-type="float" office:value="43.654364" calcext:value-type="float">
            <text:p>43,654364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3.982807" calcext:value-type="float">
            <text:p>43,982807</text:p>
          </table:table-cell>
          <table:table-cell office:value-type="float" office:value="117" calcext:value-type="float">
            <text:p>117</text:p>
          </table:table-cell>
          <table:table-cell office:value-type="float" office:value="116.346707" calcext:value-type="float">
            <text:p>116,346707</text:p>
          </table:table-cell>
          <table:table-cell office:value-type="float" office:value="295" calcext:value-type="float">
            <text:p>295</text:p>
          </table:table-cell>
          <table:table-cell office:value-type="float" office:value="43.512229" calcext:value-type="float">
            <text:p>43,512229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3.96835" calcext:value-type="float">
            <text:p>43,96835</text:p>
          </table:table-cell>
          <table:table-cell office:value-type="float" office:value="110" calcext:value-type="float">
            <text:p>110</text:p>
          </table:table-cell>
          <table:table-cell office:value-type="float" office:value="116.3238" calcext:value-type="float">
            <text:p>116,3238</text:p>
          </table:table-cell>
          <table:table-cell office:value-type="float" office:value="289" calcext:value-type="float">
            <text:p>289</text:p>
          </table:table-cell>
          <table:table-cell office:value-type="float" office:value="43.545764" calcext:value-type="float">
            <text:p>43,545764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3.962379" calcext:value-type="float">
            <text:p>43,962379</text:p>
          </table:table-cell>
          <table:table-cell office:value-type="float" office:value="118" calcext:value-type="float">
            <text:p>118</text:p>
          </table:table-cell>
          <table:table-cell office:value-type="float" office:value="116.306921" calcext:value-type="float">
            <text:p>116,306921</text:p>
          </table:table-cell>
          <table:table-cell office:value-type="float" office:value="313" calcext:value-type="float">
            <text:p>313</text:p>
          </table:table-cell>
          <table:table-cell office:value-type="float" office:value="43.752521" calcext:value-type="float">
            <text:p>43,752521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4.000393" calcext:value-type="float">
            <text:p>44,000393</text:p>
          </table:table-cell>
          <table:table-cell office:value-type="float" office:value="115" calcext:value-type="float">
            <text:p>115</text:p>
          </table:table-cell>
          <table:table-cell office:value-type="float" office:value="116.4059" calcext:value-type="float">
            <text:p>116,4059</text:p>
          </table:table-cell>
          <table:table-cell office:value-type="float" office:value="302" calcext:value-type="float">
            <text:p>302</text:p>
          </table:table-cell>
          <table:table-cell office:value-type="float" office:value="43.665836" calcext:value-type="float">
            <text:p>43,665836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4" calcext:value-type="float">
            <text:p>44</text:p>
          </table:table-cell>
          <table:table-cell office:value-type="float" office:value="114" calcext:value-type="float">
            <text:p>114</text:p>
          </table:table-cell>
          <table:table-cell office:value-type="float" office:value="116.410043" calcext:value-type="float">
            <text:p>116,410043</text:p>
          </table:table-cell>
          <table:table-cell office:value-type="float" office:value="290" calcext:value-type="float">
            <text:p>290</text:p>
          </table:table-cell>
          <table:table-cell office:value-type="float" office:value="43.74225" calcext:value-type="float">
            <text:p>43,74225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4.580638" calcext:value-type="float">
            <text:p>44,580638</text:p>
          </table:table-cell>
          <table:table-cell office:value-type="float" office:value="117" calcext:value-type="float">
            <text:p>117</text:p>
          </table:table-cell>
          <table:table-cell office:value-type="float" office:value="118.010181" calcext:value-type="float">
            <text:p>118,010181</text:p>
          </table:table-cell>
          <table:table-cell office:value-type="float" office:value="300" calcext:value-type="float">
            <text:p>300</text:p>
          </table:table-cell>
          <table:table-cell office:value-type="float" office:value="44.478881" calcext:value-type="float">
            <text:p>44,478881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4.584906" calcext:value-type="float">
            <text:p>44,584906</text:p>
          </table:table-cell>
          <table:table-cell office:value-type="float" office:value="114" calcext:value-type="float">
            <text:p>114</text:p>
          </table:table-cell>
          <table:table-cell office:value-type="float" office:value="118.023237" calcext:value-type="float">
            <text:p>118,023237</text:p>
          </table:table-cell>
          <table:table-cell office:value-type="float" office:value="299" calcext:value-type="float">
            <text:p>299</text:p>
          </table:table-cell>
          <table:table-cell office:value-type="float" office:value="44.333044" calcext:value-type="float">
            <text:p>44,333044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4.577519" calcext:value-type="float">
            <text:p>44,577519</text:p>
          </table:table-cell>
          <table:table-cell office:value-type="float" office:value="114" calcext:value-type="float">
            <text:p>114</text:p>
          </table:table-cell>
          <table:table-cell office:value-type="float" office:value="117.992531" calcext:value-type="float">
            <text:p>117,992531</text:p>
          </table:table-cell>
          <table:table-cell office:value-type="float" office:value="293" calcext:value-type="float">
            <text:p>293</text:p>
          </table:table-cell>
          <table:table-cell office:value-type="float" office:value="44.398612" calcext:value-type="float">
            <text:p>44,398612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4.580375" calcext:value-type="float">
            <text:p>44,580375</text:p>
          </table:table-cell>
          <table:table-cell office:value-type="float" office:value="122" calcext:value-type="float">
            <text:p>122</text:p>
          </table:table-cell>
          <table:table-cell office:value-type="float" office:value="118.005856" calcext:value-type="float">
            <text:p>118,005856</text:p>
          </table:table-cell>
          <table:table-cell office:value-type="float" office:value="312" calcext:value-type="float">
            <text:p>312</text:p>
          </table:table-cell>
          <table:table-cell office:value-type="float" office:value="44.4368" calcext:value-type="float">
            <text:p>44,436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4.609369" calcext:value-type="float">
            <text:p>44,609369</text:p>
          </table:table-cell>
          <table:table-cell office:value-type="float" office:value="121" calcext:value-type="float">
            <text:p>121</text:p>
          </table:table-cell>
          <table:table-cell office:value-type="float" office:value="118.083587" calcext:value-type="float">
            <text:p>118,083587</text:p>
          </table:table-cell>
          <table:table-cell office:value-type="float" office:value="314" calcext:value-type="float">
            <text:p>314</text:p>
          </table:table-cell>
          <table:table-cell office:value-type="float" office:value="44.504688" calcext:value-type="float">
            <text:p>44,50468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4.577181" calcext:value-type="float">
            <text:p>44,577181</text:p>
          </table:table-cell>
          <table:table-cell office:value-type="float" office:value="112" calcext:value-type="float">
            <text:p>112</text:p>
          </table:table-cell>
          <table:table-cell office:value-type="float" office:value="117.993206" calcext:value-type="float">
            <text:p>117,993206</text:p>
          </table:table-cell>
          <table:table-cell office:value-type="float" office:value="287" calcext:value-type="float">
            <text:p>287</text:p>
          </table:table-cell>
          <table:table-cell office:value-type="float" office:value="44.682063" calcext:value-type="float">
            <text:p>44,68206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4.575" calcext:value-type="float">
            <text:p>44,575</text:p>
          </table:table-cell>
          <table:table-cell office:value-type="float" office:value="124" calcext:value-type="float">
            <text:p>124</text:p>
          </table:table-cell>
          <table:table-cell office:value-type="float" office:value="117.98265" calcext:value-type="float">
            <text:p>117,98265</text:p>
          </table:table-cell>
          <table:table-cell office:value-type="float" office:value="322" calcext:value-type="float">
            <text:p>322</text:p>
          </table:table-cell>
          <table:table-cell office:value-type="float" office:value="44.564344" calcext:value-type="float">
            <text:p>44,5643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4.592281" calcext:value-type="float">
            <text:p>44,592281</text:p>
          </table:table-cell>
          <table:table-cell office:value-type="float" office:value="117" calcext:value-type="float">
            <text:p>117</text:p>
          </table:table-cell>
          <table:table-cell office:value-type="float" office:value="118.035744" calcext:value-type="float">
            <text:p>118,035744</text:p>
          </table:table-cell>
          <table:table-cell office:value-type="float" office:value="303" calcext:value-type="float">
            <text:p>303</text:p>
          </table:table-cell>
          <table:table-cell office:value-type="float" office:value="44.509156" calcext:value-type="float">
            <text:p>44,50915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4.586238" calcext:value-type="float">
            <text:p>44,586238</text:p>
          </table:table-cell>
          <table:table-cell office:value-type="float" office:value="121" calcext:value-type="float">
            <text:p>121</text:p>
          </table:table-cell>
          <table:table-cell office:value-type="float" office:value="118.027163" calcext:value-type="float">
            <text:p>118,027163</text:p>
          </table:table-cell>
          <table:table-cell office:value-type="float" office:value="306" calcext:value-type="float">
            <text:p>306</text:p>
          </table:table-cell>
          <table:table-cell office:value-type="float" office:value="44.565175" calcext:value-type="float">
            <text:p>44,56517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4.597081" calcext:value-type="float">
            <text:p>44,597081</text:p>
          </table:table-cell>
          <table:table-cell office:value-type="float" office:value="116" calcext:value-type="float">
            <text:p>116</text:p>
          </table:table-cell>
          <table:table-cell office:value-type="float" office:value="118.060163" calcext:value-type="float">
            <text:p>118,060163</text:p>
          </table:table-cell>
          <table:table-cell office:value-type="float" office:value="298" calcext:value-type="float">
            <text:p>298</text:p>
          </table:table-cell>
          <table:table-cell office:value-type="float" office:value="44.373894" calcext:value-type="float">
            <text:p>44,373894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4.566569" calcext:value-type="float">
            <text:p>44,566569</text:p>
          </table:table-cell>
          <table:table-cell office:value-type="float" office:value="115" calcext:value-type="float">
            <text:p>115</text:p>
          </table:table-cell>
          <table:table-cell office:value-type="float" office:value="117.98005" calcext:value-type="float">
            <text:p>117,98005</text:p>
          </table:table-cell>
          <table:table-cell office:value-type="float" office:value="299" calcext:value-type="float">
            <text:p>299</text:p>
          </table:table-cell>
          <table:table-cell office:value-type="float" office:value="44.274069" calcext:value-type="float">
            <text:p>44,274069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4.609131" calcext:value-type="float">
            <text:p>44,609131</text:p>
          </table:table-cell>
          <table:table-cell office:value-type="float" office:value="116" calcext:value-type="float">
            <text:p>116</text:p>
          </table:table-cell>
          <table:table-cell office:value-type="float" office:value="118.097006" calcext:value-type="float">
            <text:p>118,097006</text:p>
          </table:table-cell>
          <table:table-cell office:value-type="float" office:value="304" calcext:value-type="float">
            <text:p>304</text:p>
          </table:table-cell>
          <table:table-cell office:value-type="float" office:value="44.367875" calcext:value-type="float">
            <text:p>44,367875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4.606088" calcext:value-type="float">
            <text:p>44,606088</text:p>
          </table:table-cell>
          <table:table-cell office:value-type="float" office:value="113" calcext:value-type="float">
            <text:p>113</text:p>
          </table:table-cell>
          <table:table-cell office:value-type="float" office:value="118.078194" calcext:value-type="float">
            <text:p>118,078194</text:p>
          </table:table-cell>
          <table:table-cell office:value-type="float" office:value="300" calcext:value-type="float">
            <text:p>300</text:p>
          </table:table-cell>
          <table:table-cell office:value-type="float" office:value="44.314963" calcext:value-type="float">
            <text:p>44,314963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4.6036" calcext:value-type="float">
            <text:p>44,6036</text:p>
          </table:table-cell>
          <table:table-cell office:value-type="float" office:value="121" calcext:value-type="float">
            <text:p>121</text:p>
          </table:table-cell>
          <table:table-cell office:value-type="float" office:value="118.071306" calcext:value-type="float">
            <text:p>118,071306</text:p>
          </table:table-cell>
          <table:table-cell office:value-type="float" office:value="308" calcext:value-type="float">
            <text:p>308</text:p>
          </table:table-cell>
          <table:table-cell office:value-type="float" office:value="44.522556" calcext:value-type="float">
            <text:p>44,522556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4.549438" calcext:value-type="float">
            <text:p>44,549438</text:p>
          </table:table-cell>
          <table:table-cell office:value-type="float" office:value="119" calcext:value-type="float">
            <text:p>119</text:p>
          </table:table-cell>
          <table:table-cell office:value-type="float" office:value="117.930025" calcext:value-type="float">
            <text:p>117,930025</text:p>
          </table:table-cell>
          <table:table-cell office:value-type="float" office:value="286" calcext:value-type="float">
            <text:p>286</text:p>
          </table:table-cell>
          <table:table-cell office:value-type="float" office:value="44.379613" calcext:value-type="float">
            <text:p>44,37961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4.572506" calcext:value-type="float">
            <text:p>44,572506</text:p>
          </table:table-cell>
          <table:table-cell office:value-type="float" office:value="121" calcext:value-type="float">
            <text:p>121</text:p>
          </table:table-cell>
          <table:table-cell office:value-type="float" office:value="118.005869" calcext:value-type="float">
            <text:p>118,005869</text:p>
          </table:table-cell>
          <table:table-cell office:value-type="float" office:value="313" calcext:value-type="float">
            <text:p>313</text:p>
          </table:table-cell>
          <table:table-cell office:value-type="float" office:value="44.400919" calcext:value-type="float">
            <text:p>44,400919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4.5909" calcext:value-type="float">
            <text:p>44,5909</text:p>
          </table:table-cell>
          <table:table-cell office:value-type="float" office:value="117" calcext:value-type="float">
            <text:p>117</text:p>
          </table:table-cell>
          <table:table-cell office:value-type="float" office:value="118.044763" calcext:value-type="float">
            <text:p>118,044763</text:p>
          </table:table-cell>
          <table:table-cell office:value-type="float" office:value="308" calcext:value-type="float">
            <text:p>308</text:p>
          </table:table-cell>
          <table:table-cell office:value-type="float" office:value="44.443913" calcext:value-type="float">
            <text:p>44,443913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4.59645" calcext:value-type="float">
            <text:p>44,59645</text:p>
          </table:table-cell>
          <table:table-cell office:value-type="float" office:value="119" calcext:value-type="float">
            <text:p>119</text:p>
          </table:table-cell>
          <table:table-cell office:value-type="float" office:value="118.048394" calcext:value-type="float">
            <text:p>118,048394</text:p>
          </table:table-cell>
          <table:table-cell office:value-type="float" office:value="301" calcext:value-type="float">
            <text:p>301</text:p>
          </table:table-cell>
          <table:table-cell office:value-type="float" office:value="44.447731" calcext:value-type="float">
            <text:p>44,447731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4.550694" calcext:value-type="float">
            <text:p>44,550694</text:p>
          </table:table-cell>
          <table:table-cell office:value-type="float" office:value="120" calcext:value-type="float">
            <text:p>120</text:p>
          </table:table-cell>
          <table:table-cell office:value-type="float" office:value="117.920913" calcext:value-type="float">
            <text:p>117,920913</text:p>
          </table:table-cell>
          <table:table-cell office:value-type="float" office:value="305" calcext:value-type="float">
            <text:p>305</text:p>
          </table:table-cell>
          <table:table-cell office:value-type="float" office:value="44.348425" calcext:value-type="float">
            <text:p>44,34842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4.588813" calcext:value-type="float">
            <text:p>44,588813</text:p>
          </table:table-cell>
          <table:table-cell office:value-type="float" office:value="112" calcext:value-type="float">
            <text:p>112</text:p>
          </table:table-cell>
          <table:table-cell office:value-type="float" office:value="118.051719" calcext:value-type="float">
            <text:p>118,051719</text:p>
          </table:table-cell>
          <table:table-cell office:value-type="float" office:value="283" calcext:value-type="float">
            <text:p>283</text:p>
          </table:table-cell>
          <table:table-cell office:value-type="float" office:value="44.327087" calcext:value-type="float">
            <text:p>44,32708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5.112356" calcext:value-type="float">
            <text:p>45,112356</text:p>
          </table:table-cell>
          <table:table-cell office:value-type="float" office:value="117" calcext:value-type="float">
            <text:p>117</text:p>
          </table:table-cell>
          <table:table-cell office:value-type="float" office:value="119.478211" calcext:value-type="float">
            <text:p>119,478211</text:p>
          </table:table-cell>
          <table:table-cell office:value-type="float" office:value="293" calcext:value-type="float">
            <text:p>293</text:p>
          </table:table-cell>
          <table:table-cell office:value-type="float" office:value="45.062317" calcext:value-type="float">
            <text:p>45,06231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5.127906" calcext:value-type="float">
            <text:p>45,127906</text:p>
          </table:table-cell>
          <table:table-cell office:value-type="float" office:value="120" calcext:value-type="float">
            <text:p>120</text:p>
          </table:table-cell>
          <table:table-cell office:value-type="float" office:value="119.515972" calcext:value-type="float">
            <text:p>119,515972</text:p>
          </table:table-cell>
          <table:table-cell office:value-type="float" office:value="318" calcext:value-type="float">
            <text:p>318</text:p>
          </table:table-cell>
          <table:table-cell office:value-type="float" office:value="45.0734" calcext:value-type="float">
            <text:p>45,07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5.133144" calcext:value-type="float">
            <text:p>45,133144</text:p>
          </table:table-cell>
          <table:table-cell office:value-type="float" office:value="124" calcext:value-type="float">
            <text:p>124</text:p>
          </table:table-cell>
          <table:table-cell office:value-type="float" office:value="119.522183" calcext:value-type="float">
            <text:p>119,522183</text:p>
          </table:table-cell>
          <table:table-cell office:value-type="float" office:value="323" calcext:value-type="float">
            <text:p>323</text:p>
          </table:table-cell>
          <table:table-cell office:value-type="float" office:value="44.990967" calcext:value-type="float">
            <text:p>44,990967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5.110344" calcext:value-type="float">
            <text:p>45,110344</text:p>
          </table:table-cell>
          <table:table-cell office:value-type="float" office:value="112" calcext:value-type="float">
            <text:p>112</text:p>
          </table:table-cell>
          <table:table-cell office:value-type="float" office:value="119.472906" calcext:value-type="float">
            <text:p>119,472906</text:p>
          </table:table-cell>
          <table:table-cell office:value-type="float" office:value="288" calcext:value-type="float">
            <text:p>288</text:p>
          </table:table-cell>
          <table:table-cell office:value-type="float" office:value="45.036217" calcext:value-type="float">
            <text:p>45,0362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5.111339" calcext:value-type="float">
            <text:p>45,111339</text:p>
          </table:table-cell>
          <table:table-cell office:value-type="float" office:value="112" calcext:value-type="float">
            <text:p>112</text:p>
          </table:table-cell>
          <table:table-cell office:value-type="float" office:value="119.471678" calcext:value-type="float">
            <text:p>119,471678</text:p>
          </table:table-cell>
          <table:table-cell office:value-type="float" office:value="291" calcext:value-type="float">
            <text:p>291</text:p>
          </table:table-cell>
          <table:table-cell office:value-type="float" office:value="45.079278" calcext:value-type="float">
            <text:p>45,079278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5.130422" calcext:value-type="float">
            <text:p>45,130422</text:p>
          </table:table-cell>
          <table:table-cell office:value-type="float" office:value="117" calcext:value-type="float">
            <text:p>117</text:p>
          </table:table-cell>
          <table:table-cell office:value-type="float" office:value="119.525828" calcext:value-type="float">
            <text:p>119,525828</text:p>
          </table:table-cell>
          <table:table-cell office:value-type="float" office:value="308" calcext:value-type="float">
            <text:p>308</text:p>
          </table:table-cell>
          <table:table-cell office:value-type="float" office:value="45.072144" calcext:value-type="float">
            <text:p>45,07214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5.106789" calcext:value-type="float">
            <text:p>45,106789</text:p>
          </table:table-cell>
          <table:table-cell office:value-type="float" office:value="114" calcext:value-type="float">
            <text:p>114</text:p>
          </table:table-cell>
          <table:table-cell office:value-type="float" office:value="119.459483" calcext:value-type="float">
            <text:p>119,459483</text:p>
          </table:table-cell>
          <table:table-cell office:value-type="float" office:value="297" calcext:value-type="float">
            <text:p>297</text:p>
          </table:table-cell>
          <table:table-cell office:value-type="float" office:value="45.088744" calcext:value-type="float">
            <text:p>45,088744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5.096039" calcext:value-type="float">
            <text:p>45,096039</text:p>
          </table:table-cell>
          <table:table-cell office:value-type="float" office:value="134" calcext:value-type="float">
            <text:p>134</text:p>
          </table:table-cell>
          <table:table-cell office:value-type="float" office:value="119.425044" calcext:value-type="float">
            <text:p>119,425044</text:p>
          </table:table-cell>
          <table:table-cell office:value-type="float" office:value="327" calcext:value-type="float">
            <text:p>327</text:p>
          </table:table-cell>
          <table:table-cell office:value-type="float" office:value="44.980983" calcext:value-type="float">
            <text:p>44,980983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5.09065" calcext:value-type="float">
            <text:p>45,09065</text:p>
          </table:table-cell>
          <table:table-cell office:value-type="float" office:value="141" calcext:value-type="float">
            <text:p>141</text:p>
          </table:table-cell>
          <table:table-cell office:value-type="float" office:value="119.448628" calcext:value-type="float">
            <text:p>119,448628</text:p>
          </table:table-cell>
          <table:table-cell office:value-type="float" office:value="369" calcext:value-type="float">
            <text:p>369</text:p>
          </table:table-cell>
          <table:table-cell office:value-type="float" office:value="44.921567" calcext:value-type="float">
            <text:p>44,92156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5.113583" calcext:value-type="float">
            <text:p>45,113583</text:p>
          </table:table-cell>
          <table:table-cell office:value-type="float" office:value="129" calcext:value-type="float">
            <text:p>129</text:p>
          </table:table-cell>
          <table:table-cell office:value-type="float" office:value="119.480372" calcext:value-type="float">
            <text:p>119,480372</text:p>
          </table:table-cell>
          <table:table-cell office:value-type="float" office:value="319" calcext:value-type="float">
            <text:p>319</text:p>
          </table:table-cell>
          <table:table-cell office:value-type="float" office:value="44.819633" calcext:value-type="float">
            <text:p>44,819633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5.094528" calcext:value-type="float">
            <text:p>45,094528</text:p>
          </table:table-cell>
          <table:table-cell office:value-type="float" office:value="114" calcext:value-type="float">
            <text:p>114</text:p>
          </table:table-cell>
          <table:table-cell office:value-type="float" office:value="119.448567" calcext:value-type="float">
            <text:p>119,448567</text:p>
          </table:table-cell>
          <table:table-cell office:value-type="float" office:value="296" calcext:value-type="float">
            <text:p>296</text:p>
          </table:table-cell>
          <table:table-cell office:value-type="float" office:value="44.990922" calcext:value-type="float">
            <text:p>44,99092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5.157294" calcext:value-type="float">
            <text:p>45,157294</text:p>
          </table:table-cell>
          <table:table-cell office:value-type="float" office:value="119" calcext:value-type="float">
            <text:p>119</text:p>
          </table:table-cell>
          <table:table-cell office:value-type="float" office:value="119.579961" calcext:value-type="float">
            <text:p>119,579961</text:p>
          </table:table-cell>
          <table:table-cell office:value-type="float" office:value="315" calcext:value-type="float">
            <text:p>315</text:p>
          </table:table-cell>
          <table:table-cell office:value-type="float" office:value="45.042611" calcext:value-type="float">
            <text:p>45,042611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5.118594" calcext:value-type="float">
            <text:p>45,118594</text:p>
          </table:table-cell>
          <table:table-cell office:value-type="float" office:value="115" calcext:value-type="float">
            <text:p>115</text:p>
          </table:table-cell>
          <table:table-cell office:value-type="float" office:value="119.502756" calcext:value-type="float">
            <text:p>119,502756</text:p>
          </table:table-cell>
          <table:table-cell office:value-type="float" office:value="296" calcext:value-type="float">
            <text:p>296</text:p>
          </table:table-cell>
          <table:table-cell office:value-type="float" office:value="44.989922" calcext:value-type="float">
            <text:p>44,989922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5.1027" calcext:value-type="float">
            <text:p>45,1027</text:p>
          </table:table-cell>
          <table:table-cell office:value-type="float" office:value="121" calcext:value-type="float">
            <text:p>121</text:p>
          </table:table-cell>
          <table:table-cell office:value-type="float" office:value="119.458461" calcext:value-type="float">
            <text:p>119,458461</text:p>
          </table:table-cell>
          <table:table-cell office:value-type="float" office:value="301" calcext:value-type="float">
            <text:p>301</text:p>
          </table:table-cell>
          <table:table-cell office:value-type="float" office:value="45.025428" calcext:value-type="float">
            <text:p>45,02542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5.111378" calcext:value-type="float">
            <text:p>45,111378</text:p>
          </table:table-cell>
          <table:table-cell office:value-type="float" office:value="124" calcext:value-type="float">
            <text:p>124</text:p>
          </table:table-cell>
          <table:table-cell office:value-type="float" office:value="119.487117" calcext:value-type="float">
            <text:p>119,487117</text:p>
          </table:table-cell>
          <table:table-cell office:value-type="float" office:value="326" calcext:value-type="float">
            <text:p>326</text:p>
          </table:table-cell>
          <table:table-cell office:value-type="float" office:value="45.046833" calcext:value-type="float">
            <text:p>45,046833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5.056561" calcext:value-type="float">
            <text:p>45,056561</text:p>
          </table:table-cell>
          <table:table-cell office:value-type="float" office:value="118" calcext:value-type="float">
            <text:p>118</text:p>
          </table:table-cell>
          <table:table-cell office:value-type="float" office:value="119.339867" calcext:value-type="float">
            <text:p>119,339867</text:p>
          </table:table-cell>
          <table:table-cell office:value-type="float" office:value="292" calcext:value-type="float">
            <text:p>292</text:p>
          </table:table-cell>
          <table:table-cell office:value-type="float" office:value="44.955339" calcext:value-type="float">
            <text:p>44,9553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5.066906" calcext:value-type="float">
            <text:p>45,066906</text:p>
          </table:table-cell>
          <table:table-cell office:value-type="float" office:value="112" calcext:value-type="float">
            <text:p>112</text:p>
          </table:table-cell>
          <table:table-cell office:value-type="float" office:value="119.361244" calcext:value-type="float">
            <text:p>119,361244</text:p>
          </table:table-cell>
          <table:table-cell office:value-type="float" office:value="289" calcext:value-type="float">
            <text:p>289</text:p>
          </table:table-cell>
          <table:table-cell office:value-type="float" office:value="45.138061" calcext:value-type="float">
            <text:p>45,138061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5.098422" calcext:value-type="float">
            <text:p>45,098422</text:p>
          </table:table-cell>
          <table:table-cell office:value-type="float" office:value="122" calcext:value-type="float">
            <text:p>122</text:p>
          </table:table-cell>
          <table:table-cell office:value-type="float" office:value="119.440139" calcext:value-type="float">
            <text:p>119,440139</text:p>
          </table:table-cell>
          <table:table-cell office:value-type="float" office:value="319" calcext:value-type="float">
            <text:p>319</text:p>
          </table:table-cell>
          <table:table-cell office:value-type="float" office:value="45.113417" calcext:value-type="float">
            <text:p>45,113417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5.077178" calcext:value-type="float">
            <text:p>45,077178</text:p>
          </table:table-cell>
          <table:table-cell office:value-type="float" office:value="116" calcext:value-type="float">
            <text:p>116</text:p>
          </table:table-cell>
          <table:table-cell office:value-type="float" office:value="119.389678" calcext:value-type="float">
            <text:p>119,389678</text:p>
          </table:table-cell>
          <table:table-cell office:value-type="float" office:value="299" calcext:value-type="float">
            <text:p>299</text:p>
          </table:table-cell>
          <table:table-cell office:value-type="float" office:value="45.048789" calcext:value-type="float">
            <text:p>45,048789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5.123394" calcext:value-type="float">
            <text:p>45,123394</text:p>
          </table:table-cell>
          <table:table-cell office:value-type="float" office:value="115" calcext:value-type="float">
            <text:p>115</text:p>
          </table:table-cell>
          <table:table-cell office:value-type="float" office:value="119.52185" calcext:value-type="float">
            <text:p>119,52185</text:p>
          </table:table-cell>
          <table:table-cell office:value-type="float" office:value="296" calcext:value-type="float">
            <text:p>296</text:p>
          </table:table-cell>
          <table:table-cell office:value-type="float" office:value="45.086661" calcext:value-type="float">
            <text:p>45,08666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5.5982" calcext:value-type="float">
            <text:p>45,5982</text:p>
          </table:table-cell>
          <table:table-cell office:value-type="float" office:value="120" calcext:value-type="float">
            <text:p>120</text:p>
          </table:table-cell>
          <table:table-cell office:value-type="float" office:value="120.836425" calcext:value-type="float">
            <text:p>120,836425</text:p>
          </table:table-cell>
          <table:table-cell office:value-type="float" office:value="307" calcext:value-type="float">
            <text:p>307</text:p>
          </table:table-cell>
          <table:table-cell office:value-type="float" office:value="45.602685" calcext:value-type="float">
            <text:p>45,602685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5.58413" calcext:value-type="float">
            <text:p>45,58413</text:p>
          </table:table-cell>
          <table:table-cell office:value-type="float" office:value="116" calcext:value-type="float">
            <text:p>116</text:p>
          </table:table-cell>
          <table:table-cell office:value-type="float" office:value="120.791165" calcext:value-type="float">
            <text:p>120,791165</text:p>
          </table:table-cell>
          <table:table-cell office:value-type="float" office:value="295" calcext:value-type="float">
            <text:p>295</text:p>
          </table:table-cell>
          <table:table-cell office:value-type="float" office:value="45.50734" calcext:value-type="float">
            <text:p>45,50734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5.589015" calcext:value-type="float">
            <text:p>45,589015</text:p>
          </table:table-cell>
          <table:table-cell office:value-type="float" office:value="119" calcext:value-type="float">
            <text:p>119</text:p>
          </table:table-cell>
          <table:table-cell office:value-type="float" office:value="120.794875" calcext:value-type="float">
            <text:p>120,794875</text:p>
          </table:table-cell>
          <table:table-cell office:value-type="float" office:value="313" calcext:value-type="float">
            <text:p>313</text:p>
          </table:table-cell>
          <table:table-cell office:value-type="float" office:value="45.50002" calcext:value-type="float">
            <text:p>45,50002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5.57026" calcext:value-type="float">
            <text:p>45,57026</text:p>
          </table:table-cell>
          <table:table-cell office:value-type="float" office:value="120" calcext:value-type="float">
            <text:p>120</text:p>
          </table:table-cell>
          <table:table-cell office:value-type="float" office:value="120.745705" calcext:value-type="float">
            <text:p>120,745705</text:p>
          </table:table-cell>
          <table:table-cell office:value-type="float" office:value="314" calcext:value-type="float">
            <text:p>314</text:p>
          </table:table-cell>
          <table:table-cell office:value-type="float" office:value="45.60105" calcext:value-type="float">
            <text:p>45,6010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5.566555" calcext:value-type="float">
            <text:p>45,566555</text:p>
          </table:table-cell>
          <table:table-cell office:value-type="float" office:value="116" calcext:value-type="float">
            <text:p>116</text:p>
          </table:table-cell>
          <table:table-cell office:value-type="float" office:value="120.747595" calcext:value-type="float">
            <text:p>120,747595</text:p>
          </table:table-cell>
          <table:table-cell office:value-type="float" office:value="300" calcext:value-type="float">
            <text:p>300</text:p>
          </table:table-cell>
          <table:table-cell office:value-type="float" office:value="45.65021" calcext:value-type="float">
            <text:p>45,6502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5.582" calcext:value-type="float">
            <text:p>45,582</text:p>
          </table:table-cell>
          <table:table-cell office:value-type="float" office:value="125" calcext:value-type="float">
            <text:p>125</text:p>
          </table:table-cell>
          <table:table-cell office:value-type="float" office:value="120.78548" calcext:value-type="float">
            <text:p>120,78548</text:p>
          </table:table-cell>
          <table:table-cell office:value-type="float" office:value="304" calcext:value-type="float">
            <text:p>304</text:p>
          </table:table-cell>
          <table:table-cell office:value-type="float" office:value="45.47059" calcext:value-type="float">
            <text:p>45,4705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5.592485" calcext:value-type="float">
            <text:p>45,592485</text:p>
          </table:table-cell>
          <table:table-cell office:value-type="float" office:value="115" calcext:value-type="float">
            <text:p>115</text:p>
          </table:table-cell>
          <table:table-cell office:value-type="float" office:value="120.815895" calcext:value-type="float">
            <text:p>120,815895</text:p>
          </table:table-cell>
          <table:table-cell office:value-type="float" office:value="307" calcext:value-type="float">
            <text:p>307</text:p>
          </table:table-cell>
          <table:table-cell office:value-type="float" office:value="45.508285" calcext:value-type="float">
            <text:p>45,50828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5.61455" calcext:value-type="float">
            <text:p>45,61455</text:p>
          </table:table-cell>
          <table:table-cell office:value-type="float" office:value="112" calcext:value-type="float">
            <text:p>112</text:p>
          </table:table-cell>
          <table:table-cell office:value-type="float" office:value="120.87942" calcext:value-type="float">
            <text:p>120,87942</text:p>
          </table:table-cell>
          <table:table-cell office:value-type="float" office:value="297" calcext:value-type="float">
            <text:p>297</text:p>
          </table:table-cell>
          <table:table-cell office:value-type="float" office:value="45.651365" calcext:value-type="float">
            <text:p>45,651365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5.585905" calcext:value-type="float">
            <text:p>45,585905</text:p>
          </table:table-cell>
          <table:table-cell office:value-type="float" office:value="112" calcext:value-type="float">
            <text:p>112</text:p>
          </table:table-cell>
          <table:table-cell office:value-type="float" office:value="120.81506" calcext:value-type="float">
            <text:p>120,81506</text:p>
          </table:table-cell>
          <table:table-cell office:value-type="float" office:value="290" calcext:value-type="float">
            <text:p>290</text:p>
          </table:table-cell>
          <table:table-cell office:value-type="float" office:value="45.512455" calcext:value-type="float">
            <text:p>45,51245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5.576115" calcext:value-type="float">
            <text:p>45,576115</text:p>
          </table:table-cell>
          <table:table-cell office:value-type="float" office:value="120" calcext:value-type="float">
            <text:p>120</text:p>
          </table:table-cell>
          <table:table-cell office:value-type="float" office:value="120.77889" calcext:value-type="float">
            <text:p>120,77889</text:p>
          </table:table-cell>
          <table:table-cell office:value-type="float" office:value="305" calcext:value-type="float">
            <text:p>305</text:p>
          </table:table-cell>
          <table:table-cell office:value-type="float" office:value="45.722295" calcext:value-type="float">
            <text:p>45,72229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5.602655" calcext:value-type="float">
            <text:p>45,602655</text:p>
          </table:table-cell>
          <table:table-cell office:value-type="float" office:value="132" calcext:value-type="float">
            <text:p>132</text:p>
          </table:table-cell>
          <table:table-cell office:value-type="float" office:value="120.83641" calcext:value-type="float">
            <text:p>120,83641</text:p>
          </table:table-cell>
          <table:table-cell office:value-type="float" office:value="340" calcext:value-type="float">
            <text:p>340</text:p>
          </table:table-cell>
          <table:table-cell office:value-type="float" office:value="45.549875" calcext:value-type="float">
            <text:p>45,549875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5.57541" calcext:value-type="float">
            <text:p>45,57541</text:p>
          </table:table-cell>
          <table:table-cell office:value-type="float" office:value="126" calcext:value-type="float">
            <text:p>126</text:p>
          </table:table-cell>
          <table:table-cell office:value-type="float" office:value="120.769125" calcext:value-type="float">
            <text:p>120,769125</text:p>
          </table:table-cell>
          <table:table-cell office:value-type="float" office:value="321" calcext:value-type="float">
            <text:p>321</text:p>
          </table:table-cell>
          <table:table-cell office:value-type="float" office:value="45.633" calcext:value-type="float">
            <text:p>45,63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5.61168" calcext:value-type="float">
            <text:p>45,61168</text:p>
          </table:table-cell>
          <table:table-cell office:value-type="float" office:value="124" calcext:value-type="float">
            <text:p>124</text:p>
          </table:table-cell>
          <table:table-cell office:value-type="float" office:value="120.86928" calcext:value-type="float">
            <text:p>120,86928</text:p>
          </table:table-cell>
          <table:table-cell office:value-type="float" office:value="319" calcext:value-type="float">
            <text:p>319</text:p>
          </table:table-cell>
          <table:table-cell office:value-type="float" office:value="45.619565" calcext:value-type="float">
            <text:p>45,619565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5.598185" calcext:value-type="float">
            <text:p>45,598185</text:p>
          </table:table-cell>
          <table:table-cell office:value-type="float" office:value="118" calcext:value-type="float">
            <text:p>118</text:p>
          </table:table-cell>
          <table:table-cell office:value-type="float" office:value="120.823355" calcext:value-type="float">
            <text:p>120,823355</text:p>
          </table:table-cell>
          <table:table-cell office:value-type="float" office:value="306" calcext:value-type="float">
            <text:p>306</text:p>
          </table:table-cell>
          <table:table-cell office:value-type="float" office:value="45.538215" calcext:value-type="float">
            <text:p>45,53821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5.579955" calcext:value-type="float">
            <text:p>45,579955</text:p>
          </table:table-cell>
          <table:table-cell office:value-type="float" office:value="117" calcext:value-type="float">
            <text:p>117</text:p>
          </table:table-cell>
          <table:table-cell office:value-type="float" office:value="120.77377" calcext:value-type="float">
            <text:p>120,77377</text:p>
          </table:table-cell>
          <table:table-cell office:value-type="float" office:value="300" calcext:value-type="float">
            <text:p>300</text:p>
          </table:table-cell>
          <table:table-cell office:value-type="float" office:value="45.56618" calcext:value-type="float">
            <text:p>45,56618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5.566805" calcext:value-type="float">
            <text:p>45,566805</text:p>
          </table:table-cell>
          <table:table-cell office:value-type="float" office:value="130" calcext:value-type="float">
            <text:p>130</text:p>
          </table:table-cell>
          <table:table-cell office:value-type="float" office:value="120.742815" calcext:value-type="float">
            <text:p>120,742815</text:p>
          </table:table-cell>
          <table:table-cell office:value-type="float" office:value="328" calcext:value-type="float">
            <text:p>328</text:p>
          </table:table-cell>
          <table:table-cell office:value-type="float" office:value="45.717645" calcext:value-type="float">
            <text:p>45,717645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5.609155" calcext:value-type="float">
            <text:p>45,609155</text:p>
          </table:table-cell>
          <table:table-cell office:value-type="float" office:value="116" calcext:value-type="float">
            <text:p>116</text:p>
          </table:table-cell>
          <table:table-cell office:value-type="float" office:value="120.865995" calcext:value-type="float">
            <text:p>120,865995</text:p>
          </table:table-cell>
          <table:table-cell office:value-type="float" office:value="304" calcext:value-type="float">
            <text:p>304</text:p>
          </table:table-cell>
          <table:table-cell office:value-type="float" office:value="45.509125" calcext:value-type="float">
            <text:p>45,509125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5.591155" calcext:value-type="float">
            <text:p>45,591155</text:p>
          </table:table-cell>
          <table:table-cell office:value-type="float" office:value="126" calcext:value-type="float">
            <text:p>126</text:p>
          </table:table-cell>
          <table:table-cell office:value-type="float" office:value="120.809205" calcext:value-type="float">
            <text:p>120,809205</text:p>
          </table:table-cell>
          <table:table-cell office:value-type="float" office:value="316" calcext:value-type="float">
            <text:p>316</text:p>
          </table:table-cell>
          <table:table-cell office:value-type="float" office:value="45.579965" calcext:value-type="float">
            <text:p>45,579965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5.583325" calcext:value-type="float">
            <text:p>45,583325</text:p>
          </table:table-cell>
          <table:table-cell office:value-type="float" office:value="120" calcext:value-type="float">
            <text:p>120</text:p>
          </table:table-cell>
          <table:table-cell office:value-type="float" office:value="120.766895" calcext:value-type="float">
            <text:p>120,766895</text:p>
          </table:table-cell>
          <table:table-cell office:value-type="float" office:value="301" calcext:value-type="float">
            <text:p>301</text:p>
          </table:table-cell>
          <table:table-cell office:value-type="float" office:value="45.621735" calcext:value-type="float">
            <text:p>45,621735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5.588225" calcext:value-type="float">
            <text:p>45,588225</text:p>
          </table:table-cell>
          <table:table-cell office:value-type="float" office:value="117" calcext:value-type="float">
            <text:p>117</text:p>
          </table:table-cell>
          <table:table-cell office:value-type="float" office:value="120.8114" calcext:value-type="float">
            <text:p>120,8114</text:p>
          </table:table-cell>
          <table:table-cell office:value-type="float" office:value="302" calcext:value-type="float">
            <text:p>302</text:p>
          </table:table-cell>
          <table:table-cell office:value-type="float" office:value="45.69563" calcext:value-type="float">
            <text:p>45,69563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</table:table-row>
      </table:table>
      <table:table table:name="Tabela przestawna_unsorted_splay_1" table:style-name="ta1">
        <table:table-column table:style-name="co7" table:default-cell-style-name="ce4"/>
        <table:table-column table:style-name="co8" table:default-cell-style-name="ce9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21"/>
        <table:table-row table:style-name="ro1">
          <table:table-cell table:style-name="ce1"/>
          <table:table-cell table:style-name="ce6" office:value-type="string" calcext:value-type="string">
            <text:p>Dane</text:p>
          </table:table-cell>
          <table:table-cell table:style-name="ce12" table:number-columns-repeated="5"/>
          <table:table-cell table:style-name="ce18"/>
        </table:table-row>
        <table:table-row table:style-name="ro1">
          <table:table-cell table:style-name="ce2" office:value-type="string" calcext:value-type="string">
            <text:p>size_n</text:p>
          </table:table-cell>
          <table:table-cell table:style-name="ce7" office:value-type="string" calcext:value-type="string">
            <text:p>comp_avg – unsorted_splay</text:p>
          </table:table-cell>
          <table:table-cell table:style-name="ce13" office:value-type="string" calcext:value-type="string">
            <text:p>comp_maks – unsorted_splay</text:p>
          </table:table-cell>
          <table:table-cell table:style-name="ce13" office:value-type="string" calcext:value-type="string">
            <text:p>reads_avg – unsorted_splay</text:p>
          </table:table-cell>
          <table:table-cell table:style-name="ce13" office:value-type="string" calcext:value-type="string">
            <text:p>reads_maks – unsorted_splay</text:p>
          </table:table-cell>
          <table:table-cell table:style-name="ce13" office:value-type="string" calcext:value-type="string">
            <text:p>h_avg – unsorted_splay</text:p>
          </table:table-cell>
          <table:table-cell table:style-name="ce13" office:value-type="string" calcext:value-type="string">
            <text:p>h_final – unsorted_splay</text:p>
          </table:table-cell>
          <table:table-cell table:style-name="ce19" office:value-type="string" calcext:value-type="string">
            <text:p>h_maks – unsorted_splay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8" office:value-type="float" office:value="35.233445" calcext:value-type="float">
            <text:p>35,233445</text:p>
          </table:table-cell>
          <table:table-cell table:style-name="ce14" office:value-type="float" office:value="96.85" calcext:value-type="float">
            <text:p>96,85</text:p>
          </table:table-cell>
          <table:table-cell table:style-name="ce14" office:value-type="float" office:value="92.1771975" calcext:value-type="float">
            <text:p>92,1771975</text:p>
          </table:table-cell>
          <table:table-cell table:style-name="ce14" office:value-type="float" office:value="250.4" calcext:value-type="float">
            <text:p>250,4</text:p>
          </table:table-cell>
          <table:table-cell table:style-name="ce14" office:value-type="float" office:value="33.4451" calcext:value-type="float">
            <text:p>33,4451</text:p>
          </table:table-cell>
          <table:table-cell table:style-name="ce14" office:value-type="float" office:value="29.85" calcext:value-type="float">
            <text:p>29,85</text:p>
          </table:table-cell>
          <table:table-cell table:style-name="ce20" office:value-type="float" office:value="37.65" calcext:value-type="float">
            <text:p>37,6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8.33785375" calcext:value-type="float">
            <text:p>38,33785375</text:p>
          </table:table-cell>
          <table:table-cell office:value-type="float" office:value="99.9" calcext:value-type="float">
            <text:p>99,9</text:p>
          </table:table-cell>
          <table:table-cell office:value-type="float" office:value="100.76487625" calcext:value-type="float">
            <text:p>100,76487625</text:p>
          </table:table-cell>
          <table:table-cell office:value-type="float" office:value="255.6" calcext:value-type="float">
            <text:p>255,6</text:p>
          </table:table-cell>
          <table:table-cell office:value-type="float" office:value="37.14897125" calcext:value-type="float">
            <text:p>37,14897125</text:p>
          </table:table-cell>
          <table:table-cell office:value-type="float" office:value="34.35" calcext:value-type="float">
            <text:p>34,35</text:p>
          </table:table-cell>
          <table:table-cell office:value-type="float" office:value="42.7" calcext:value-type="float">
            <text:p>42,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0.1663066" calcext:value-type="float">
            <text:p>40,1663066</text:p>
          </table:table-cell>
          <table:table-cell office:value-type="float" office:value="109.1" calcext:value-type="float">
            <text:p>109,1</text:p>
          </table:table-cell>
          <table:table-cell office:value-type="float" office:value="105.80887425" calcext:value-type="float">
            <text:p>105,80887425</text:p>
          </table:table-cell>
          <table:table-cell office:value-type="float" office:value="277.9" calcext:value-type="float">
            <text:p>277,9</text:p>
          </table:table-cell>
          <table:table-cell office:value-type="float" office:value="39.22376" calcext:value-type="float">
            <text:p>39,22376</text:p>
          </table:table-cell>
          <table:table-cell office:value-type="float" office:value="35.8" calcext:value-type="float">
            <text:p>35,8</text:p>
          </table:table-cell>
          <table:table-cell office:value-type="float" office:value="43.3" calcext:value-type="float">
            <text:p>43,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1.4509088" calcext:value-type="float">
            <text:p>41,4509088</text:p>
          </table:table-cell>
          <table:table-cell office:value-type="float" office:value="109.85" calcext:value-type="float">
            <text:p>109,85</text:p>
          </table:table-cell>
          <table:table-cell office:value-type="float" office:value="109.3658014" calcext:value-type="float">
            <text:p>109,3658014</text:p>
          </table:table-cell>
          <table:table-cell office:value-type="float" office:value="283.55" calcext:value-type="float">
            <text:p>283,55</text:p>
          </table:table-cell>
          <table:table-cell office:value-type="float" office:value="40.76095875" calcext:value-type="float">
            <text:p>40,76095875</text:p>
          </table:table-cell>
          <table:table-cell office:value-type="float" office:value="37.2" calcext:value-type="float">
            <text:p>37,2</text:p>
          </table:table-cell>
          <table:table-cell office:value-type="float" office:value="44.6" calcext:value-type="float">
            <text:p>44,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2.4590045" calcext:value-type="float">
            <text:p>42,4590045</text:p>
          </table:table-cell>
          <table:table-cell office:value-type="float" office:value="113.65" calcext:value-type="float">
            <text:p>113,65</text:p>
          </table:table-cell>
          <table:table-cell office:value-type="float" office:value="112.149664" calcext:value-type="float">
            <text:p>112,149664</text:p>
          </table:table-cell>
          <table:table-cell office:value-type="float" office:value="293.8" calcext:value-type="float">
            <text:p>293,8</text:p>
          </table:table-cell>
          <table:table-cell office:value-type="float" office:value="41.9069735" calcext:value-type="float">
            <text:p>41,9069735</text:p>
          </table:table-cell>
          <table:table-cell office:value-type="float" office:value="38.5" calcext:value-type="float">
            <text:p>38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3.2743212" calcext:value-type="float">
            <text:p>43,2743212</text:p>
          </table:table-cell>
          <table:table-cell office:value-type="float" office:value="115.55" calcext:value-type="float">
            <text:p>115,55</text:p>
          </table:table-cell>
          <table:table-cell office:value-type="float" office:value="114.4039697" calcext:value-type="float">
            <text:p>114,4039697</text:p>
          </table:table-cell>
          <table:table-cell office:value-type="float" office:value="297.05" calcext:value-type="float">
            <text:p>297,05</text:p>
          </table:table-cell>
          <table:table-cell office:value-type="float" office:value="42.88602915" calcext:value-type="float">
            <text:p>42,88602915</text:p>
          </table:table-cell>
          <table:table-cell office:value-type="float" office:value="40.15" calcext:value-type="float">
            <text:p>40,15</text:p>
          </table:table-cell>
          <table:table-cell office:value-type="float" office:value="47.35" calcext:value-type="float">
            <text:p>47,3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3.9837568" calcext:value-type="float">
            <text:p>43,9837568</text:p>
          </table:table-cell>
          <table:table-cell office:value-type="float" office:value="115.5" calcext:value-type="float">
            <text:p>115,5</text:p>
          </table:table-cell>
          <table:table-cell office:value-type="float" office:value="116.36158175" calcext:value-type="float">
            <text:p>116,36158175</text:p>
          </table:table-cell>
          <table:table-cell office:value-type="float" office:value="298.7" calcext:value-type="float">
            <text:p>298,7</text:p>
          </table:table-cell>
          <table:table-cell office:value-type="float" office:value="43.67866785" calcext:value-type="float">
            <text:p>43,67866785</text:p>
          </table:table-cell>
          <table:table-cell office:value-type="float" office:value="39.55" calcext:value-type="float">
            <text:p>39,55</text:p>
          </table:table-cell>
          <table:table-cell office:value-type="float" office:value="48.1" calcext:value-type="float">
            <text:p>48,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4.58473885" calcext:value-type="float">
            <text:p>44,58473885</text:p>
          </table:table-cell>
          <table:table-cell office:value-type="float" office:value="117.55" calcext:value-type="float">
            <text:p>117,55</text:p>
          </table:table-cell>
          <table:table-cell office:value-type="float" office:value="118.02212785" calcext:value-type="float">
            <text:p>118,02212785</text:p>
          </table:table-cell>
          <table:table-cell office:value-type="float" office:value="302.05" calcext:value-type="float">
            <text:p>302,05</text:p>
          </table:table-cell>
          <table:table-cell office:value-type="float" office:value="44.4336904" calcext:value-type="float">
            <text:p>44,4336904</text:p>
          </table:table-cell>
          <table:table-cell office:value-type="float" office:value="40.15" calcext:value-type="float">
            <text:p>40,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5.10697635" calcext:value-type="float">
            <text:p>45,10697635</text:p>
          </table:table-cell>
          <table:table-cell office:value-type="float" office:value="119.8" calcext:value-type="float">
            <text:p>119,8</text:p>
          </table:table-cell>
          <table:table-cell office:value-type="float" office:value="119.46649725" calcext:value-type="float">
            <text:p>119,46649725</text:p>
          </table:table-cell>
          <table:table-cell office:value-type="float" office:value="308.1" calcext:value-type="float">
            <text:p>308,1</text:p>
          </table:table-cell>
          <table:table-cell office:value-type="float" office:value="45.02816165" calcext:value-type="float">
            <text:p>45,02816165</text:p>
          </table:table-cell>
          <table:table-cell office:value-type="float" office:value="40.45" calcext:value-type="float">
            <text:p>40,45</text:p>
          </table:table-cell>
          <table:table-cell office:value-type="float" office:value="50.35" calcext:value-type="float">
            <text:p>50,3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45.58828825" calcext:value-type="float">
            <text:p>45,58828825</text:p>
          </table:table-cell>
          <table:table-cell table:style-name="ce16" office:value-type="float" office:value="120.05" calcext:value-type="float">
            <text:p>120,05</text:p>
          </table:table-cell>
          <table:table-cell table:style-name="ce16" office:value-type="float" office:value="120.802938" calcext:value-type="float">
            <text:p>120,802938</text:p>
          </table:table-cell>
          <table:table-cell table:style-name="ce16" office:value-type="float" office:value="308.45" calcext:value-type="float">
            <text:p>308,45</text:p>
          </table:table-cell>
          <table:table-cell table:style-name="ce16" office:value-type="float" office:value="45.5878615" calcext:value-type="float">
            <text:p>45,5878615</text:p>
          </table:table-cell>
          <table:table-cell table:style-name="ce16" office:value-type="float" office:value="41.7" calcext:value-type="float">
            <text:p>41,7</text:p>
          </table:table-cell>
          <table:table-cell table:style-name="ce22" office:value-type="float" office:value="49.8" calcext:value-type="float">
            <text:p>49,8</text:p>
          </table:table-cell>
        </table:table-row>
        <table:table-row table:style-name="ro1">
          <table:table-cell table:style-name="ce5" office:value-type="string" calcext:value-type="string">
            <text:p>Razem Wynik</text:p>
          </table:table-cell>
          <table:table-cell table:style-name="ce11" office:value-type="float" office:value="42.01856001" calcext:value-type="float">
            <text:p>42,01856001</text:p>
          </table:table-cell>
          <table:table-cell table:style-name="ce17" office:value-type="float" office:value="111.78" calcext:value-type="float">
            <text:p>111,78</text:p>
          </table:table-cell>
          <table:table-cell table:style-name="ce17" office:value-type="float" office:value="110.932352795" calcext:value-type="float">
            <text:p>110,932352795</text:p>
          </table:table-cell>
          <table:table-cell table:style-name="ce17" office:value-type="float" office:value="287.56" calcext:value-type="float">
            <text:p>287,56</text:p>
          </table:table-cell>
          <table:table-cell table:style-name="ce17" office:value-type="float" office:value="41.410017405" calcext:value-type="float">
            <text:p>41,410017405</text:p>
          </table:table-cell>
          <table:table-cell table:style-name="ce17" office:value-type="float" office:value="37.77" calcext:value-type="float">
            <text:p>37,77</text:p>
          </table:table-cell>
          <table:table-cell table:style-name="ce23" office:value-type="float" office:value="46.195" calcext:value-type="float">
            <text:p>46,195</text:p>
          </table:table-cell>
        </table:table-row>
      </table:table>
      <table:named-expressions/>
      <table:data-pilot-tables>
        <table:data-pilot-table table:name="DataPilot1" table:application-data="" table:target-range-address="'Tabela przestawna_unsorted_splay_1'.A1:'Tabela przestawna_unsorted_splay_1'.H13" table:buttons="'Tabela przestawna_unsorted_splay_1'.A2 'Tabela przestawna_unsorted_splay_1'.B1" table:show-filter-button="false" table:drill-down-on-double-click="false">
          <table:source-cell-range table:cell-range-address="unsorted_splay.A1:unsorted_splay.H2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ize_n" table:orientation="row" table:used-hierarchy="0" table:function="auto">
            <table:data-pilot-level table:show-empty="false" calcext:repeat-item-labels="false">
              <table:data-pilot-members>
                <table:data-pilot-member table:name="10000" table:display="true" table:show-details="true"/>
                <table:data-pilot-member table:name="20000" table:display="true" table:show-details="true"/>
                <table:data-pilot-member table:name="30000" table:display="true" table:show-details="true"/>
                <table:data-pilot-member table:name="40000" table:display="true" table:show-details="true"/>
                <table:data-pilot-member table:name="50000" table:display="true" table:show-details="true"/>
                <table:data-pilot-member table:name="60000" table:display="true" table:show-details="true"/>
                <table:data-pilot-member table:name="70000" table:display="true" table:show-details="true"/>
                <table:data-pilot-member table:name="80000" table:display="true" table:show-details="true"/>
                <table:data-pilot-member table:name="90000" table:display="true" table:show-details="true"/>
                <table:data-pilot-member table:name="10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mp_avg" tableooo:display-name="comp_avg – unsorted_splay" table:orientation="data" table:used-hierarchy="0" table:function="average">
            <table:data-pilot-level table:show-empty="false" calcext:repeat-item-labels="false">
              <table:data-pilot-members>
                <table:data-pilot-member table:name="35,0876" table:display="true" table:show-details="true"/>
                <table:data-pilot-member table:name="35,1565" table:display="true" table:show-details="true"/>
                <table:data-pilot-member table:name="35,1566" table:display="true" table:show-details="true"/>
                <table:data-pilot-member table:name="35,1635" table:display="true" table:show-details="true"/>
                <table:data-pilot-member table:name="35,16525" table:display="true" table:show-details="true"/>
                <table:data-pilot-member table:name="35,1905" table:display="true" table:show-details="true"/>
                <table:data-pilot-member table:name="35,21175" table:display="true" table:show-details="true"/>
                <table:data-pilot-member table:name="35,2191" table:display="true" table:show-details="true"/>
                <table:data-pilot-member table:name="35,2317" table:display="true" table:show-details="true"/>
                <table:data-pilot-member table:name="35,2354" table:display="true" table:show-details="true"/>
                <table:data-pilot-member table:name="35,24015" table:display="true" table:show-details="true"/>
                <table:data-pilot-member table:name="35,24335" table:display="true" table:show-details="true"/>
                <table:data-pilot-member table:name="35,24485" table:display="true" table:show-details="true"/>
                <table:data-pilot-member table:name="35,2628" table:display="true" table:show-details="true"/>
                <table:data-pilot-member table:name="35,26585" table:display="true" table:show-details="true"/>
                <table:data-pilot-member table:name="35,2939" table:display="true" table:show-details="true"/>
                <table:data-pilot-member table:name="35,29535" table:display="true" table:show-details="true"/>
                <table:data-pilot-member table:name="35,3044" table:display="true" table:show-details="true"/>
                <table:data-pilot-member table:name="35,33345" table:display="true" table:show-details="true"/>
                <table:data-pilot-member table:name="35,3669" table:display="true" table:show-details="true"/>
                <table:data-pilot-member table:name="38,29885" table:display="true" table:show-details="true"/>
                <table:data-pilot-member table:name="38,300175" table:display="true" table:show-details="true"/>
                <table:data-pilot-member table:name="38,30405" table:display="true" table:show-details="true"/>
                <table:data-pilot-member table:name="38,308125" table:display="true" table:show-details="true"/>
                <table:data-pilot-member table:name="38,310525" table:display="true" table:show-details="true"/>
                <table:data-pilot-member table:name="38,31065" table:display="true" table:show-details="true"/>
                <table:data-pilot-member table:name="38,31225" table:display="true" table:show-details="true"/>
                <table:data-pilot-member table:name="38,316975" table:display="true" table:show-details="true"/>
                <table:data-pilot-member table:name="38,318225" table:display="true" table:show-details="true"/>
                <table:data-pilot-member table:name="38,333875" table:display="true" table:show-details="true"/>
                <table:data-pilot-member table:name="38,334875" table:display="true" table:show-details="true"/>
                <table:data-pilot-member table:name="38,343175" table:display="true" table:show-details="true"/>
                <table:data-pilot-member table:name="38,35515" table:display="true" table:show-details="true"/>
                <table:data-pilot-member table:name="38,3569" table:display="true" table:show-details="true"/>
                <table:data-pilot-member table:name="38,370775" table:display="true" table:show-details="true"/>
                <table:data-pilot-member table:name="38,371" table:display="true" table:show-details="true"/>
                <table:data-pilot-member table:name="38,373175" table:display="true" table:show-details="true"/>
                <table:data-pilot-member table:name="38,374025" table:display="true" table:show-details="true"/>
                <table:data-pilot-member table:name="38,377375" table:display="true" table:show-details="true"/>
                <table:data-pilot-member table:name="38,386925" table:display="true" table:show-details="true"/>
                <table:data-pilot-member table:name="40,112367" table:display="true" table:show-details="true"/>
                <table:data-pilot-member table:name="40,112517" table:display="true" table:show-details="true"/>
                <table:data-pilot-member table:name="40,112733" table:display="true" table:show-details="true"/>
                <table:data-pilot-member table:name="40,12065" table:display="true" table:show-details="true"/>
                <table:data-pilot-member table:name="40,128383" table:display="true" table:show-details="true"/>
                <table:data-pilot-member table:name="40,13545" table:display="true" table:show-details="true"/>
                <table:data-pilot-member table:name="40,137483" table:display="true" table:show-details="true"/>
                <table:data-pilot-member table:name="40,142433" table:display="true" table:show-details="true"/>
                <table:data-pilot-member table:name="40,152467" table:display="true" table:show-details="true"/>
                <table:data-pilot-member table:name="40,16185" table:display="true" table:show-details="true"/>
                <table:data-pilot-member table:name="40,173967" table:display="true" table:show-details="true"/>
                <table:data-pilot-member table:name="40,176133" table:display="true" table:show-details="true"/>
                <table:data-pilot-member table:name="40,179633" table:display="true" table:show-details="true"/>
                <table:data-pilot-member table:name="40,18245" table:display="true" table:show-details="true"/>
                <table:data-pilot-member table:name="40,182567" table:display="true" table:show-details="true"/>
                <table:data-pilot-member table:name="40,186883" table:display="true" table:show-details="true"/>
                <table:data-pilot-member table:name="40,207267" table:display="true" table:show-details="true"/>
                <table:data-pilot-member table:name="40,232783" table:display="true" table:show-details="true"/>
                <table:data-pilot-member table:name="40,234733" table:display="true" table:show-details="true"/>
                <table:data-pilot-member table:name="40,253383" table:display="true" table:show-details="true"/>
                <table:data-pilot-member table:name="41,354413" table:display="true" table:show-details="true"/>
                <table:data-pilot-member table:name="41,394888" table:display="true" table:show-details="true"/>
                <table:data-pilot-member table:name="41,400188" table:display="true" table:show-details="true"/>
                <table:data-pilot-member table:name="41,406512" table:display="true" table:show-details="true"/>
                <table:data-pilot-member table:name="41,413625" table:display="true" table:show-details="true"/>
                <table:data-pilot-member table:name="41,4267" table:display="true" table:show-details="true"/>
                <table:data-pilot-member table:name="41,431475" table:display="true" table:show-details="true"/>
                <table:data-pilot-member table:name="41,434888" table:display="true" table:show-details="true"/>
                <table:data-pilot-member table:name="41,453063" table:display="true" table:show-details="true"/>
                <table:data-pilot-member table:name="41,4555" table:display="true" table:show-details="true"/>
                <table:data-pilot-member table:name="41,456775" table:display="true" table:show-details="true"/>
                <table:data-pilot-member table:name="41,4605" table:display="true" table:show-details="true"/>
                <table:data-pilot-member table:name="41,467712" table:display="true" table:show-details="true"/>
                <table:data-pilot-member table:name="41,473213" table:display="true" table:show-details="true"/>
                <table:data-pilot-member table:name="41,477562" table:display="true" table:show-details="true"/>
                <table:data-pilot-member table:name="41,494287" table:display="true" table:show-details="true"/>
                <table:data-pilot-member table:name="41,4958" table:display="true" table:show-details="true"/>
                <table:data-pilot-member table:name="41,497325" table:display="true" table:show-details="true"/>
                <table:data-pilot-member table:name="41,504137" table:display="true" table:show-details="true"/>
                <table:data-pilot-member table:name="41,519613" table:display="true" table:show-details="true"/>
                <table:data-pilot-member table:name="42,42062" table:display="true" table:show-details="true"/>
                <table:data-pilot-member table:name="42,43081" table:display="true" table:show-details="true"/>
                <table:data-pilot-member table:name="42,43127" table:display="true" table:show-details="true"/>
                <table:data-pilot-member table:name="42,43245" table:display="true" table:show-details="true"/>
                <table:data-pilot-member table:name="42,4371" table:display="true" table:show-details="true"/>
                <table:data-pilot-member table:name="42,43815" table:display="true" table:show-details="true"/>
                <table:data-pilot-member table:name="42,44079" table:display="true" table:show-details="true"/>
                <table:data-pilot-member table:name="42,44196" table:display="true" table:show-details="true"/>
                <table:data-pilot-member table:name="42,44204" table:display="true" table:show-details="true"/>
                <table:data-pilot-member table:name="42,44316" table:display="true" table:show-details="true"/>
                <table:data-pilot-member table:name="42,44683" table:display="true" table:show-details="true"/>
                <table:data-pilot-member table:name="42,46206" table:display="true" table:show-details="true"/>
                <table:data-pilot-member table:name="42,46537" table:display="true" table:show-details="true"/>
                <table:data-pilot-member table:name="42,47303" table:display="true" table:show-details="true"/>
                <table:data-pilot-member table:name="42,47855" table:display="true" table:show-details="true"/>
                <table:data-pilot-member table:name="42,48213" table:display="true" table:show-details="true"/>
                <table:data-pilot-member table:name="42,48594" table:display="true" table:show-details="true"/>
                <table:data-pilot-member table:name="42,50342" table:display="true" table:show-details="true"/>
                <table:data-pilot-member table:name="42,50876" table:display="true" table:show-details="true"/>
                <table:data-pilot-member table:name="42,51565" table:display="true" table:show-details="true"/>
                <table:data-pilot-member table:name="43,216717" table:display="true" table:show-details="true"/>
                <table:data-pilot-member table:name="43,239167" table:display="true" table:show-details="true"/>
                <table:data-pilot-member table:name="43,242125" table:display="true" table:show-details="true"/>
                <table:data-pilot-member table:name="43,24815" table:display="true" table:show-details="true"/>
                <table:data-pilot-member table:name="43,249233" table:display="true" table:show-details="true"/>
                <table:data-pilot-member table:name="43,251183" table:display="true" table:show-details="true"/>
                <table:data-pilot-member table:name="43,2564" table:display="true" table:show-details="true"/>
                <table:data-pilot-member table:name="43,263" table:display="true" table:show-details="true"/>
                <table:data-pilot-member table:name="43,271975" table:display="true" table:show-details="true"/>
                <table:data-pilot-member table:name="43,272367" table:display="true" table:show-details="true"/>
                <table:data-pilot-member table:name="43,272975" table:display="true" table:show-details="true"/>
                <table:data-pilot-member table:name="43,283108" table:display="true" table:show-details="true"/>
                <table:data-pilot-member table:name="43,2892" table:display="true" table:show-details="true"/>
                <table:data-pilot-member table:name="43,289425" table:display="true" table:show-details="true"/>
                <table:data-pilot-member table:name="43,293217" table:display="true" table:show-details="true"/>
                <table:data-pilot-member table:name="43,303708" table:display="true" table:show-details="true"/>
                <table:data-pilot-member table:name="43,305458" table:display="true" table:show-details="true"/>
                <table:data-pilot-member table:name="43,311375" table:display="true" table:show-details="true"/>
                <table:data-pilot-member table:name="43,313483" table:display="true" table:show-details="true"/>
                <table:data-pilot-member table:name="43,314158" table:display="true" table:show-details="true"/>
                <table:data-pilot-member table:name="43,925771" table:display="true" table:show-details="true"/>
                <table:data-pilot-member table:name="43,9378" table:display="true" table:show-details="true"/>
                <table:data-pilot-member table:name="43,957157" table:display="true" table:show-details="true"/>
                <table:data-pilot-member table:name="43,957979" table:display="true" table:show-details="true"/>
                <table:data-pilot-member table:name="43,962379" table:display="true" table:show-details="true"/>
                <table:data-pilot-member table:name="43,96835" table:display="true" table:show-details="true"/>
                <table:data-pilot-member table:name="43,979286" table:display="true" table:show-details="true"/>
                <table:data-pilot-member table:name="43,980986" table:display="true" table:show-details="true"/>
                <table:data-pilot-member table:name="43,982807" table:display="true" table:show-details="true"/>
                <table:data-pilot-member table:name="43,98945" table:display="true" table:show-details="true"/>
                <table:data-pilot-member table:name="43,990936" table:display="true" table:show-details="true"/>
                <table:data-pilot-member table:name="43,991593" table:display="true" table:show-details="true"/>
                <table:data-pilot-member table:name="43,993314" table:display="true" table:show-details="true"/>
                <table:data-pilot-member table:name="43,994257" table:display="true" table:show-details="true"/>
                <table:data-pilot-member table:name="44" table:display="true" table:show-details="true"/>
                <table:data-pilot-member table:name="44,000393" table:display="true" table:show-details="true"/>
                <table:data-pilot-member table:name="44,002421" table:display="true" table:show-details="true"/>
                <table:data-pilot-member table:name="44,00555" table:display="true" table:show-details="true"/>
                <table:data-pilot-member table:name="44,018121" table:display="true" table:show-details="true"/>
                <table:data-pilot-member table:name="44,036586" table:display="true" table:show-details="true"/>
                <table:data-pilot-member table:name="44,549438" table:display="true" table:show-details="true"/>
                <table:data-pilot-member table:name="44,550694" table:display="true" table:show-details="true"/>
                <table:data-pilot-member table:name="44,566569" table:display="true" table:show-details="true"/>
                <table:data-pilot-member table:name="44,572506" table:display="true" table:show-details="true"/>
                <table:data-pilot-member table:name="44,575" table:display="true" table:show-details="true"/>
                <table:data-pilot-member table:name="44,577181" table:display="true" table:show-details="true"/>
                <table:data-pilot-member table:name="44,577519" table:display="true" table:show-details="true"/>
                <table:data-pilot-member table:name="44,580375" table:display="true" table:show-details="true"/>
                <table:data-pilot-member table:name="44,580638" table:display="true" table:show-details="true"/>
                <table:data-pilot-member table:name="44,584906" table:display="true" table:show-details="true"/>
                <table:data-pilot-member table:name="44,586238" table:display="true" table:show-details="true"/>
                <table:data-pilot-member table:name="44,588813" table:display="true" table:show-details="true"/>
                <table:data-pilot-member table:name="44,5909" table:display="true" table:show-details="true"/>
                <table:data-pilot-member table:name="44,592281" table:display="true" table:show-details="true"/>
                <table:data-pilot-member table:name="44,59645" table:display="true" table:show-details="true"/>
                <table:data-pilot-member table:name="44,597081" table:display="true" table:show-details="true"/>
                <table:data-pilot-member table:name="44,6036" table:display="true" table:show-details="true"/>
                <table:data-pilot-member table:name="44,606088" table:display="true" table:show-details="true"/>
                <table:data-pilot-member table:name="44,609131" table:display="true" table:show-details="true"/>
                <table:data-pilot-member table:name="44,609369" table:display="true" table:show-details="true"/>
                <table:data-pilot-member table:name="45,056561" table:display="true" table:show-details="true"/>
                <table:data-pilot-member table:name="45,066906" table:display="true" table:show-details="true"/>
                <table:data-pilot-member table:name="45,077178" table:display="true" table:show-details="true"/>
                <table:data-pilot-member table:name="45,09065" table:display="true" table:show-details="true"/>
                <table:data-pilot-member table:name="45,094528" table:display="true" table:show-details="true"/>
                <table:data-pilot-member table:name="45,096039" table:display="true" table:show-details="true"/>
                <table:data-pilot-member table:name="45,098422" table:display="true" table:show-details="true"/>
                <table:data-pilot-member table:name="45,1027" table:display="true" table:show-details="true"/>
                <table:data-pilot-member table:name="45,106789" table:display="true" table:show-details="true"/>
                <table:data-pilot-member table:name="45,110344" table:display="true" table:show-details="true"/>
                <table:data-pilot-member table:name="45,111339" table:display="true" table:show-details="true"/>
                <table:data-pilot-member table:name="45,111378" table:display="true" table:show-details="true"/>
                <table:data-pilot-member table:name="45,112356" table:display="true" table:show-details="true"/>
                <table:data-pilot-member table:name="45,113583" table:display="true" table:show-details="true"/>
                <table:data-pilot-member table:name="45,118594" table:display="true" table:show-details="true"/>
                <table:data-pilot-member table:name="45,123394" table:display="true" table:show-details="true"/>
                <table:data-pilot-member table:name="45,127906" table:display="true" table:show-details="true"/>
                <table:data-pilot-member table:name="45,130422" table:display="true" table:show-details="true"/>
                <table:data-pilot-member table:name="45,133144" table:display="true" table:show-details="true"/>
                <table:data-pilot-member table:name="45,157294" table:display="true" table:show-details="true"/>
                <table:data-pilot-member table:name="45,566555" table:display="true" table:show-details="true"/>
                <table:data-pilot-member table:name="45,566805" table:display="true" table:show-details="true"/>
                <table:data-pilot-member table:name="45,57026" table:display="true" table:show-details="true"/>
                <table:data-pilot-member table:name="45,57541" table:display="true" table:show-details="true"/>
                <table:data-pilot-member table:name="45,576115" table:display="true" table:show-details="true"/>
                <table:data-pilot-member table:name="45,579955" table:display="true" table:show-details="true"/>
                <table:data-pilot-member table:name="45,582" table:display="true" table:show-details="true"/>
                <table:data-pilot-member table:name="45,583325" table:display="true" table:show-details="true"/>
                <table:data-pilot-member table:name="45,58413" table:display="true" table:show-details="true"/>
                <table:data-pilot-member table:name="45,585905" table:display="true" table:show-details="true"/>
                <table:data-pilot-member table:name="45,588225" table:display="true" table:show-details="true"/>
                <table:data-pilot-member table:name="45,589015" table:display="true" table:show-details="true"/>
                <table:data-pilot-member table:name="45,591155" table:display="true" table:show-details="true"/>
                <table:data-pilot-member table:name="45,592485" table:display="true" table:show-details="true"/>
                <table:data-pilot-member table:name="45,598185" table:display="true" table:show-details="true"/>
                <table:data-pilot-member table:name="45,5982" table:display="true" table:show-details="true"/>
                <table:data-pilot-member table:name="45,602655" table:display="true" table:show-details="true"/>
                <table:data-pilot-member table:name="45,609155" table:display="true" table:show-details="true"/>
                <table:data-pilot-member table:name="45,61168" table:display="true" table:show-details="true"/>
                <table:data-pilot-member table:name="45,6145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mp_maks" tableooo:display-name="comp_maks – unsorted_splay" table:orientation="data" table:used-hierarchy="0" table:function="average">
            <table:data-pilot-level table:show-empty="false" calcext:repeat-item-labels="false">
              <table:data-pilot-members>
                <table:data-pilot-member table:name="88" table:display="true" table:show-details="true"/>
                <table:data-pilot-member table:name="89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2" table:display="true" table:show-details="true"/>
                <table:data-pilot-member table:name="134" table:display="true" table:show-details="true"/>
                <table:data-pilot-member table:name="138" table:display="true" table:show-details="true"/>
                <table:data-pilot-member table:name="14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ads_avg" tableooo:display-name="reads_avg – unsorted_splay" table:orientation="data" table:used-hierarchy="0" table:function="average">
            <table:data-pilot-level table:show-empty="false" calcext:repeat-item-labels="false">
              <table:data-pilot-members>
                <table:data-pilot-member table:name="91,82445" table:display="true" table:show-details="true"/>
                <table:data-pilot-member table:name="91,9704" table:display="true" table:show-details="true"/>
                <table:data-pilot-member table:name="92,0081" table:display="true" table:show-details="true"/>
                <table:data-pilot-member table:name="92,00825" table:display="true" table:show-details="true"/>
                <table:data-pilot-member table:name="92,01015" table:display="true" table:show-details="true"/>
                <table:data-pilot-member table:name="92,1162" table:display="true" table:show-details="true"/>
                <table:data-pilot-member table:name="92,11835" table:display="true" table:show-details="true"/>
                <table:data-pilot-member table:name="92,13135" table:display="true" table:show-details="true"/>
                <table:data-pilot-member table:name="92,149" table:display="true" table:show-details="true"/>
                <table:data-pilot-member table:name="92,1921" table:display="true" table:show-details="true"/>
                <table:data-pilot-member table:name="92,19485" table:display="true" table:show-details="true"/>
                <table:data-pilot-member table:name="92,20385" table:display="true" table:show-details="true"/>
                <table:data-pilot-member table:name="92,2301" table:display="true" table:show-details="true"/>
                <table:data-pilot-member table:name="92,2426" table:display="true" table:show-details="true"/>
                <table:data-pilot-member table:name="92,25435" table:display="true" table:show-details="true"/>
                <table:data-pilot-member table:name="92,2953" table:display="true" table:show-details="true"/>
                <table:data-pilot-member table:name="92,3093" table:display="true" table:show-details="true"/>
                <table:data-pilot-member table:name="92,3425" table:display="true" table:show-details="true"/>
                <table:data-pilot-member table:name="92,4589" table:display="true" table:show-details="true"/>
                <table:data-pilot-member table:name="92,48385" table:display="true" table:show-details="true"/>
                <table:data-pilot-member table:name="100,6648" table:display="true" table:show-details="true"/>
                <table:data-pilot-member table:name="100,677025" table:display="true" table:show-details="true"/>
                <table:data-pilot-member table:name="100,677075" table:display="true" table:show-details="true"/>
                <table:data-pilot-member table:name="100,677525" table:display="true" table:show-details="true"/>
                <table:data-pilot-member table:name="100,695425" table:display="true" table:show-details="true"/>
                <table:data-pilot-member table:name="100,69775" table:display="true" table:show-details="true"/>
                <table:data-pilot-member table:name="100,699575" table:display="true" table:show-details="true"/>
                <table:data-pilot-member table:name="100,707575" table:display="true" table:show-details="true"/>
                <table:data-pilot-member table:name="100,7195" table:display="true" table:show-details="true"/>
                <table:data-pilot-member table:name="100,730875" table:display="true" table:show-details="true"/>
                <table:data-pilot-member table:name="100,758725" table:display="true" table:show-details="true"/>
                <table:data-pilot-member table:name="100,782975" table:display="true" table:show-details="true"/>
                <table:data-pilot-member table:name="100,810175" table:display="true" table:show-details="true"/>
                <table:data-pilot-member table:name="100,82215" table:display="true" table:show-details="true"/>
                <table:data-pilot-member table:name="100,83835" table:display="true" table:show-details="true"/>
                <table:data-pilot-member table:name="100,83935" table:display="true" table:show-details="true"/>
                <table:data-pilot-member table:name="100,853825" table:display="true" table:show-details="true"/>
                <table:data-pilot-member table:name="100,86905" table:display="true" table:show-details="true"/>
                <table:data-pilot-member table:name="100,875425" table:display="true" table:show-details="true"/>
                <table:data-pilot-member table:name="100,900375" table:display="true" table:show-details="true"/>
                <table:data-pilot-member table:name="105,646333" table:display="true" table:show-details="true"/>
                <table:data-pilot-member table:name="105,646417" table:display="true" table:show-details="true"/>
                <table:data-pilot-member table:name="105,6765" table:display="true" table:show-details="true"/>
                <table:data-pilot-member table:name="105,69315" table:display="true" table:show-details="true"/>
                <table:data-pilot-member table:name="105,713217" table:display="true" table:show-details="true"/>
                <table:data-pilot-member table:name="105,729567" table:display="true" table:show-details="true"/>
                <table:data-pilot-member table:name="105,742917" table:display="true" table:show-details="true"/>
                <table:data-pilot-member table:name="105,764317" table:display="true" table:show-details="true"/>
                <table:data-pilot-member table:name="105,81505" table:display="true" table:show-details="true"/>
                <table:data-pilot-member table:name="105,820133" table:display="true" table:show-details="true"/>
                <table:data-pilot-member table:name="105,826883" table:display="true" table:show-details="true"/>
                <table:data-pilot-member table:name="105,835117" table:display="true" table:show-details="true"/>
                <table:data-pilot-member table:name="105,840767" table:display="true" table:show-details="true"/>
                <table:data-pilot-member table:name="105,8424" table:display="true" table:show-details="true"/>
                <table:data-pilot-member table:name="105,854717" table:display="true" table:show-details="true"/>
                <table:data-pilot-member table:name="105,8579" table:display="true" table:show-details="true"/>
                <table:data-pilot-member table:name="105,907783" table:display="true" table:show-details="true"/>
                <table:data-pilot-member table:name="105,9644" table:display="true" table:show-details="true"/>
                <table:data-pilot-member table:name="105,978317" table:display="true" table:show-details="true"/>
                <table:data-pilot-member table:name="106,0216" table:display="true" table:show-details="true"/>
                <table:data-pilot-member table:name="109,126413" table:display="true" table:show-details="true"/>
                <table:data-pilot-member table:name="109,230013" table:display="true" table:show-details="true"/>
                <table:data-pilot-member table:name="109,2308" table:display="true" table:show-details="true"/>
                <table:data-pilot-member table:name="109,2545" table:display="true" table:show-details="true"/>
                <table:data-pilot-member table:name="109,288938" table:display="true" table:show-details="true"/>
                <table:data-pilot-member table:name="109,2893" table:display="true" table:show-details="true"/>
                <table:data-pilot-member table:name="109,3196" table:display="true" table:show-details="true"/>
                <table:data-pilot-member table:name="109,323562" table:display="true" table:show-details="true"/>
                <table:data-pilot-member table:name="109,367425" table:display="true" table:show-details="true"/>
                <table:data-pilot-member table:name="109,374675" table:display="true" table:show-details="true"/>
                <table:data-pilot-member table:name="109,3755" table:display="true" table:show-details="true"/>
                <table:data-pilot-member table:name="109,401038" table:display="true" table:show-details="true"/>
                <table:data-pilot-member table:name="109,401888" table:display="true" table:show-details="true"/>
                <table:data-pilot-member table:name="109,421738" table:display="true" table:show-details="true"/>
                <table:data-pilot-member table:name="109,441113" table:display="true" table:show-details="true"/>
                <table:data-pilot-member table:name="109,4654" table:display="true" table:show-details="true"/>
                <table:data-pilot-member table:name="109,482975" table:display="true" table:show-details="true"/>
                <table:data-pilot-member table:name="109,49425" table:display="true" table:show-details="true"/>
                <table:data-pilot-member table:name="109,505888" table:display="true" table:show-details="true"/>
                <table:data-pilot-member table:name="109,521012" table:display="true" table:show-details="true"/>
                <table:data-pilot-member table:name="112,05728" table:display="true" table:show-details="true"/>
                <table:data-pilot-member table:name="112,05922" table:display="true" table:show-details="true"/>
                <table:data-pilot-member table:name="112,0756" table:display="true" table:show-details="true"/>
                <table:data-pilot-member table:name="112,08008" table:display="true" table:show-details="true"/>
                <table:data-pilot-member table:name="112,09374" table:display="true" table:show-details="true"/>
                <table:data-pilot-member table:name="112,0962" table:display="true" table:show-details="true"/>
                <table:data-pilot-member table:name="112,10053" table:display="true" table:show-details="true"/>
                <table:data-pilot-member table:name="112,102" table:display="true" table:show-details="true"/>
                <table:data-pilot-member table:name="112,10485" table:display="true" table:show-details="true"/>
                <table:data-pilot-member table:name="112,12416" table:display="true" table:show-details="true"/>
                <table:data-pilot-member table:name="112,13079" table:display="true" table:show-details="true"/>
                <table:data-pilot-member table:name="112,14811" table:display="true" table:show-details="true"/>
                <table:data-pilot-member table:name="112,16627" table:display="true" table:show-details="true"/>
                <table:data-pilot-member table:name="112,1739" table:display="true" table:show-details="true"/>
                <table:data-pilot-member table:name="112,20806" table:display="true" table:show-details="true"/>
                <table:data-pilot-member table:name="112,2117" table:display="true" table:show-details="true"/>
                <table:data-pilot-member table:name="112,22105" table:display="true" table:show-details="true"/>
                <table:data-pilot-member table:name="112,26751" table:display="true" table:show-details="true"/>
                <table:data-pilot-member table:name="112,27229" table:display="true" table:show-details="true"/>
                <table:data-pilot-member table:name="112,29994" table:display="true" table:show-details="true"/>
                <table:data-pilot-member table:name="114,268792" table:display="true" table:show-details="true"/>
                <table:data-pilot-member table:name="114,304025" table:display="true" table:show-details="true"/>
                <table:data-pilot-member table:name="114,326583" table:display="true" table:show-details="true"/>
                <table:data-pilot-member table:name="114,32685" table:display="true" table:show-details="true"/>
                <table:data-pilot-member table:name="114,329892" table:display="true" table:show-details="true"/>
                <table:data-pilot-member table:name="114,3598" table:display="true" table:show-details="true"/>
                <table:data-pilot-member table:name="114,363117" table:display="true" table:show-details="true"/>
                <table:data-pilot-member table:name="114,370283" table:display="true" table:show-details="true"/>
                <table:data-pilot-member table:name="114,404542" table:display="true" table:show-details="true"/>
                <table:data-pilot-member table:name="114,408183" table:display="true" table:show-details="true"/>
                <table:data-pilot-member table:name="114,42645" table:display="true" table:show-details="true"/>
                <table:data-pilot-member table:name="114,427842" table:display="true" table:show-details="true"/>
                <table:data-pilot-member table:name="114,430867" table:display="true" table:show-details="true"/>
                <table:data-pilot-member table:name="114,434992" table:display="true" table:show-details="true"/>
                <table:data-pilot-member table:name="114,43955" table:display="true" table:show-details="true"/>
                <table:data-pilot-member table:name="114,4688" table:display="true" table:show-details="true"/>
                <table:data-pilot-member table:name="114,478092" table:display="true" table:show-details="true"/>
                <table:data-pilot-member table:name="114,499842" table:display="true" table:show-details="true"/>
                <table:data-pilot-member table:name="114,504392" table:display="true" table:show-details="true"/>
                <table:data-pilot-member table:name="114,5065" table:display="true" table:show-details="true"/>
                <table:data-pilot-member table:name="116,191621" table:display="true" table:show-details="true"/>
                <table:data-pilot-member table:name="116,2471" table:display="true" table:show-details="true"/>
                <table:data-pilot-member table:name="116,292843" table:display="true" table:show-details="true"/>
                <table:data-pilot-member table:name="116,296107" table:display="true" table:show-details="true"/>
                <table:data-pilot-member table:name="116,306921" table:display="true" table:show-details="true"/>
                <table:data-pilot-member table:name="116,3238" table:display="true" table:show-details="true"/>
                <table:data-pilot-member table:name="116,346707" table:display="true" table:show-details="true"/>
                <table:data-pilot-member table:name="116,348193" table:display="true" table:show-details="true"/>
                <table:data-pilot-member table:name="116,374236" table:display="true" table:show-details="true"/>
                <table:data-pilot-member table:name="116,376986" table:display="true" table:show-details="true"/>
                <table:data-pilot-member table:name="116,381064" table:display="true" table:show-details="true"/>
                <table:data-pilot-member table:name="116,382329" table:display="true" table:show-details="true"/>
                <table:data-pilot-member table:name="116,38975" table:display="true" table:show-details="true"/>
                <table:data-pilot-member table:name="116,393143" table:display="true" table:show-details="true"/>
                <table:data-pilot-member table:name="116,39545" table:display="true" table:show-details="true"/>
                <table:data-pilot-member table:name="116,4059" table:display="true" table:show-details="true"/>
                <table:data-pilot-member table:name="116,410043" table:display="true" table:show-details="true"/>
                <table:data-pilot-member table:name="116,436657" table:display="true" table:show-details="true"/>
                <table:data-pilot-member table:name="116,440064" table:display="true" table:show-details="true"/>
                <table:data-pilot-member table:name="116,492721" table:display="true" table:show-details="true"/>
                <table:data-pilot-member table:name="117,920913" table:display="true" table:show-details="true"/>
                <table:data-pilot-member table:name="117,930025" table:display="true" table:show-details="true"/>
                <table:data-pilot-member table:name="117,98005" table:display="true" table:show-details="true"/>
                <table:data-pilot-member table:name="117,98265" table:display="true" table:show-details="true"/>
                <table:data-pilot-member table:name="117,992531" table:display="true" table:show-details="true"/>
                <table:data-pilot-member table:name="117,993206" table:display="true" table:show-details="true"/>
                <table:data-pilot-member table:name="118,005856" table:display="true" table:show-details="true"/>
                <table:data-pilot-member table:name="118,005869" table:display="true" table:show-details="true"/>
                <table:data-pilot-member table:name="118,010181" table:display="true" table:show-details="true"/>
                <table:data-pilot-member table:name="118,023237" table:display="true" table:show-details="true"/>
                <table:data-pilot-member table:name="118,027163" table:display="true" table:show-details="true"/>
                <table:data-pilot-member table:name="118,035744" table:display="true" table:show-details="true"/>
                <table:data-pilot-member table:name="118,044763" table:display="true" table:show-details="true"/>
                <table:data-pilot-member table:name="118,048394" table:display="true" table:show-details="true"/>
                <table:data-pilot-member table:name="118,051719" table:display="true" table:show-details="true"/>
                <table:data-pilot-member table:name="118,060163" table:display="true" table:show-details="true"/>
                <table:data-pilot-member table:name="118,071306" table:display="true" table:show-details="true"/>
                <table:data-pilot-member table:name="118,078194" table:display="true" table:show-details="true"/>
                <table:data-pilot-member table:name="118,083587" table:display="true" table:show-details="true"/>
                <table:data-pilot-member table:name="118,097006" table:display="true" table:show-details="true"/>
                <table:data-pilot-member table:name="119,339867" table:display="true" table:show-details="true"/>
                <table:data-pilot-member table:name="119,361244" table:display="true" table:show-details="true"/>
                <table:data-pilot-member table:name="119,389678" table:display="true" table:show-details="true"/>
                <table:data-pilot-member table:name="119,425044" table:display="true" table:show-details="true"/>
                <table:data-pilot-member table:name="119,440139" table:display="true" table:show-details="true"/>
                <table:data-pilot-member table:name="119,448567" table:display="true" table:show-details="true"/>
                <table:data-pilot-member table:name="119,448628" table:display="true" table:show-details="true"/>
                <table:data-pilot-member table:name="119,458461" table:display="true" table:show-details="true"/>
                <table:data-pilot-member table:name="119,459483" table:display="true" table:show-details="true"/>
                <table:data-pilot-member table:name="119,471678" table:display="true" table:show-details="true"/>
                <table:data-pilot-member table:name="119,472906" table:display="true" table:show-details="true"/>
                <table:data-pilot-member table:name="119,478211" table:display="true" table:show-details="true"/>
                <table:data-pilot-member table:name="119,480372" table:display="true" table:show-details="true"/>
                <table:data-pilot-member table:name="119,487117" table:display="true" table:show-details="true"/>
                <table:data-pilot-member table:name="119,502756" table:display="true" table:show-details="true"/>
                <table:data-pilot-member table:name="119,515972" table:display="true" table:show-details="true"/>
                <table:data-pilot-member table:name="119,52185" table:display="true" table:show-details="true"/>
                <table:data-pilot-member table:name="119,522183" table:display="true" table:show-details="true"/>
                <table:data-pilot-member table:name="119,525828" table:display="true" table:show-details="true"/>
                <table:data-pilot-member table:name="119,579961" table:display="true" table:show-details="true"/>
                <table:data-pilot-member table:name="120,742815" table:display="true" table:show-details="true"/>
                <table:data-pilot-member table:name="120,745705" table:display="true" table:show-details="true"/>
                <table:data-pilot-member table:name="120,747595" table:display="true" table:show-details="true"/>
                <table:data-pilot-member table:name="120,766895" table:display="true" table:show-details="true"/>
                <table:data-pilot-member table:name="120,769125" table:display="true" table:show-details="true"/>
                <table:data-pilot-member table:name="120,77377" table:display="true" table:show-details="true"/>
                <table:data-pilot-member table:name="120,77889" table:display="true" table:show-details="true"/>
                <table:data-pilot-member table:name="120,78548" table:display="true" table:show-details="true"/>
                <table:data-pilot-member table:name="120,791165" table:display="true" table:show-details="true"/>
                <table:data-pilot-member table:name="120,794875" table:display="true" table:show-details="true"/>
                <table:data-pilot-member table:name="120,809205" table:display="true" table:show-details="true"/>
                <table:data-pilot-member table:name="120,8114" table:display="true" table:show-details="true"/>
                <table:data-pilot-member table:name="120,81506" table:display="true" table:show-details="true"/>
                <table:data-pilot-member table:name="120,815895" table:display="true" table:show-details="true"/>
                <table:data-pilot-member table:name="120,823355" table:display="true" table:show-details="true"/>
                <table:data-pilot-member table:name="120,83641" table:display="true" table:show-details="true"/>
                <table:data-pilot-member table:name="120,836425" table:display="true" table:show-details="true"/>
                <table:data-pilot-member table:name="120,865995" table:display="true" table:show-details="true"/>
                <table:data-pilot-member table:name="120,86928" table:display="true" table:show-details="true"/>
                <table:data-pilot-member table:name="120,8794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ads_maks" tableooo:display-name="reads_maks – unsorted_splay" table:orientation="data" table:used-hierarchy="0" table:function="average">
            <table:data-pilot-level table:show-empty="false" calcext:repeat-item-labels="false">
              <table:data-pilot-members>
                <table:data-pilot-member table:name="224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5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7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81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4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1" table:display="true" table:show-details="true"/>
                <table:data-pilot-member table:name="302" table:display="true" table:show-details="true"/>
                <table:data-pilot-member table:name="303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3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2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6" table:display="true" table:show-details="true"/>
                <table:data-pilot-member table:name="327" table:display="true" table:show-details="true"/>
                <table:data-pilot-member table:name="328" table:display="true" table:show-details="true"/>
                <table:data-pilot-member table:name="330" table:display="true" table:show-details="true"/>
                <table:data-pilot-member table:name="340" table:display="true" table:show-details="true"/>
                <table:data-pilot-member table:name="349" table:display="true" table:show-details="true"/>
                <table:data-pilot-member table:name="354" table:display="true" table:show-details="true"/>
                <table:data-pilot-member table:name="36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_avg" tableooo:display-name="h_avg – unsorted_splay" table:orientation="data" table:used-hierarchy="0" table:function="average">
            <table:data-pilot-level table:show-empty="false" calcext:repeat-item-labels="false">
              <table:data-pilot-members>
                <table:data-pilot-member table:name="33,21095" table:display="true" table:show-details="true"/>
                <table:data-pilot-member table:name="33,2266" table:display="true" table:show-details="true"/>
                <table:data-pilot-member table:name="33,2274" table:display="true" table:show-details="true"/>
                <table:data-pilot-member table:name="33,26185" table:display="true" table:show-details="true"/>
                <table:data-pilot-member table:name="33,2917" table:display="true" table:show-details="true"/>
                <table:data-pilot-member table:name="33,30795" table:display="true" table:show-details="true"/>
                <table:data-pilot-member table:name="33,33205" table:display="true" table:show-details="true"/>
                <table:data-pilot-member table:name="33,40415" table:display="true" table:show-details="true"/>
                <table:data-pilot-member table:name="33,4343" table:display="true" table:show-details="true"/>
                <table:data-pilot-member table:name="33,46305" table:display="true" table:show-details="true"/>
                <table:data-pilot-member table:name="33,47305" table:display="true" table:show-details="true"/>
                <table:data-pilot-member table:name="33,49385" table:display="true" table:show-details="true"/>
                <table:data-pilot-member table:name="33,49845" table:display="true" table:show-details="true"/>
                <table:data-pilot-member table:name="33,51165" table:display="true" table:show-details="true"/>
                <table:data-pilot-member table:name="33,5379" table:display="true" table:show-details="true"/>
                <table:data-pilot-member table:name="33,54935" table:display="true" table:show-details="true"/>
                <table:data-pilot-member table:name="33,5511" table:display="true" table:show-details="true"/>
                <table:data-pilot-member table:name="33,61045" table:display="true" table:show-details="true"/>
                <table:data-pilot-member table:name="33,65345" table:display="true" table:show-details="true"/>
                <table:data-pilot-member table:name="33,86275" table:display="true" table:show-details="true"/>
                <table:data-pilot-member table:name="36,74375" table:display="true" table:show-details="true"/>
                <table:data-pilot-member table:name="36,76595" table:display="true" table:show-details="true"/>
                <table:data-pilot-member table:name="36,8888" table:display="true" table:show-details="true"/>
                <table:data-pilot-member table:name="37,02415" table:display="true" table:show-details="true"/>
                <table:data-pilot-member table:name="37,054225" table:display="true" table:show-details="true"/>
                <table:data-pilot-member table:name="37,0948" table:display="true" table:show-details="true"/>
                <table:data-pilot-member table:name="37,101925" table:display="true" table:show-details="true"/>
                <table:data-pilot-member table:name="37,1047" table:display="true" table:show-details="true"/>
                <table:data-pilot-member table:name="37,1215" table:display="true" table:show-details="true"/>
                <table:data-pilot-member table:name="37,1301" table:display="true" table:show-details="true"/>
                <table:data-pilot-member table:name="37,140275" table:display="true" table:show-details="true"/>
                <table:data-pilot-member table:name="37,16815" table:display="true" table:show-details="true"/>
                <table:data-pilot-member table:name="37,212375" table:display="true" table:show-details="true"/>
                <table:data-pilot-member table:name="37,25605" table:display="true" table:show-details="true"/>
                <table:data-pilot-member table:name="37,29655" table:display="true" table:show-details="true"/>
                <table:data-pilot-member table:name="37,317525" table:display="true" table:show-details="true"/>
                <table:data-pilot-member table:name="37,3465" table:display="true" table:show-details="true"/>
                <table:data-pilot-member table:name="37,36325" table:display="true" table:show-details="true"/>
                <table:data-pilot-member table:name="37,396625" table:display="true" table:show-details="true"/>
                <table:data-pilot-member table:name="37,452225" table:display="true" table:show-details="true"/>
                <table:data-pilot-member table:name="39,023217" table:display="true" table:show-details="true"/>
                <table:data-pilot-member table:name="39,067383" table:display="true" table:show-details="true"/>
                <table:data-pilot-member table:name="39,076383" table:display="true" table:show-details="true"/>
                <table:data-pilot-member table:name="39,082967" table:display="true" table:show-details="true"/>
                <table:data-pilot-member table:name="39,123133" table:display="true" table:show-details="true"/>
                <table:data-pilot-member table:name="39,136433" table:display="true" table:show-details="true"/>
                <table:data-pilot-member table:name="39,198117" table:display="true" table:show-details="true"/>
                <table:data-pilot-member table:name="39,20195" table:display="true" table:show-details="true"/>
                <table:data-pilot-member table:name="39,20475" table:display="true" table:show-details="true"/>
                <table:data-pilot-member table:name="39,219517" table:display="true" table:show-details="true"/>
                <table:data-pilot-member table:name="39,2412" table:display="true" table:show-details="true"/>
                <table:data-pilot-member table:name="39,250883" table:display="true" table:show-details="true"/>
                <table:data-pilot-member table:name="39,2554" table:display="true" table:show-details="true"/>
                <table:data-pilot-member table:name="39,26275" table:display="true" table:show-details="true"/>
                <table:data-pilot-member table:name="39,30155" table:display="true" table:show-details="true"/>
                <table:data-pilot-member table:name="39,31585" table:display="true" table:show-details="true"/>
                <table:data-pilot-member table:name="39,329233" table:display="true" table:show-details="true"/>
                <table:data-pilot-member table:name="39,3381" table:display="true" table:show-details="true"/>
                <table:data-pilot-member table:name="39,392617" table:display="true" table:show-details="true"/>
                <table:data-pilot-member table:name="39,453767" table:display="true" table:show-details="true"/>
                <table:data-pilot-member table:name="40,574263" table:display="true" table:show-details="true"/>
                <table:data-pilot-member table:name="40,5843" table:display="true" table:show-details="true"/>
                <table:data-pilot-member table:name="40,592062" table:display="true" table:show-details="true"/>
                <table:data-pilot-member table:name="40,680112" table:display="true" table:show-details="true"/>
                <table:data-pilot-member table:name="40,683388" table:display="true" table:show-details="true"/>
                <table:data-pilot-member table:name="40,694175" table:display="true" table:show-details="true"/>
                <table:data-pilot-member table:name="40,70185" table:display="true" table:show-details="true"/>
                <table:data-pilot-member table:name="40,707775" table:display="true" table:show-details="true"/>
                <table:data-pilot-member table:name="40,735025" table:display="true" table:show-details="true"/>
                <table:data-pilot-member table:name="40,758113" table:display="true" table:show-details="true"/>
                <table:data-pilot-member table:name="40,763487" table:display="true" table:show-details="true"/>
                <table:data-pilot-member table:name="40,7782" table:display="true" table:show-details="true"/>
                <table:data-pilot-member table:name="40,78805" table:display="true" table:show-details="true"/>
                <table:data-pilot-member table:name="40,811413" table:display="true" table:show-details="true"/>
                <table:data-pilot-member table:name="40,83205" table:display="true" table:show-details="true"/>
                <table:data-pilot-member table:name="40,840925" table:display="true" table:show-details="true"/>
                <table:data-pilot-member table:name="40,884012" table:display="true" table:show-details="true"/>
                <table:data-pilot-member table:name="40,906175" table:display="true" table:show-details="true"/>
                <table:data-pilot-member table:name="40,92435" table:display="true" table:show-details="true"/>
                <table:data-pilot-member table:name="40,97945" table:display="true" table:show-details="true"/>
                <table:data-pilot-member table:name="41,66017" table:display="true" table:show-details="true"/>
                <table:data-pilot-member table:name="41,72" table:display="true" table:show-details="true"/>
                <table:data-pilot-member table:name="41,78936" table:display="true" table:show-details="true"/>
                <table:data-pilot-member table:name="41,80458" table:display="true" table:show-details="true"/>
                <table:data-pilot-member table:name="41,82789" table:display="true" table:show-details="true"/>
                <table:data-pilot-member table:name="41,83828" table:display="true" table:show-details="true"/>
                <table:data-pilot-member table:name="41,85549" table:display="true" table:show-details="true"/>
                <table:data-pilot-member table:name="41,85675" table:display="true" table:show-details="true"/>
                <table:data-pilot-member table:name="41,87783" table:display="true" table:show-details="true"/>
                <table:data-pilot-member table:name="41,91422" table:display="true" table:show-details="true"/>
                <table:data-pilot-member table:name="41,91741" table:display="true" table:show-details="true"/>
                <table:data-pilot-member table:name="41,91889" table:display="true" table:show-details="true"/>
                <table:data-pilot-member table:name="41,93323" table:display="true" table:show-details="true"/>
                <table:data-pilot-member table:name="41,93394" table:display="true" table:show-details="true"/>
                <table:data-pilot-member table:name="41,95046" table:display="true" table:show-details="true"/>
                <table:data-pilot-member table:name="41,95064" table:display="true" table:show-details="true"/>
                <table:data-pilot-member table:name="42,06788" table:display="true" table:show-details="true"/>
                <table:data-pilot-member table:name="42,07994" table:display="true" table:show-details="true"/>
                <table:data-pilot-member table:name="42,12115" table:display="true" table:show-details="true"/>
                <table:data-pilot-member table:name="42,12136" table:display="true" table:show-details="true"/>
                <table:data-pilot-member table:name="42,764025" table:display="true" table:show-details="true"/>
                <table:data-pilot-member table:name="42,769067" table:display="true" table:show-details="true"/>
                <table:data-pilot-member table:name="42,785667" table:display="true" table:show-details="true"/>
                <table:data-pilot-member table:name="42,798208" table:display="true" table:show-details="true"/>
                <table:data-pilot-member table:name="42,806258" table:display="true" table:show-details="true"/>
                <table:data-pilot-member table:name="42,826758" table:display="true" table:show-details="true"/>
                <table:data-pilot-member table:name="42,838658" table:display="true" table:show-details="true"/>
                <table:data-pilot-member table:name="42,8517" table:display="true" table:show-details="true"/>
                <table:data-pilot-member table:name="42,864833" table:display="true" table:show-details="true"/>
                <table:data-pilot-member table:name="42,869317" table:display="true" table:show-details="true"/>
                <table:data-pilot-member table:name="42,889975" table:display="true" table:show-details="true"/>
                <table:data-pilot-member table:name="42,906758" table:display="true" table:show-details="true"/>
                <table:data-pilot-member table:name="42,91845" table:display="true" table:show-details="true"/>
                <table:data-pilot-member table:name="42,930967" table:display="true" table:show-details="true"/>
                <table:data-pilot-member table:name="42,949417" table:display="true" table:show-details="true"/>
                <table:data-pilot-member table:name="42,954542" table:display="true" table:show-details="true"/>
                <table:data-pilot-member table:name="42,95465" table:display="true" table:show-details="true"/>
                <table:data-pilot-member table:name="42,988933" table:display="true" table:show-details="true"/>
                <table:data-pilot-member table:name="42,997758" table:display="true" table:show-details="true"/>
                <table:data-pilot-member table:name="43,054642" table:display="true" table:show-details="true"/>
                <table:data-pilot-member table:name="43,482721" table:display="true" table:show-details="true"/>
                <table:data-pilot-member table:name="43,512229" table:display="true" table:show-details="true"/>
                <table:data-pilot-member table:name="43,545764" table:display="true" table:show-details="true"/>
                <table:data-pilot-member table:name="43,573629" table:display="true" table:show-details="true"/>
                <table:data-pilot-member table:name="43,592721" table:display="true" table:show-details="true"/>
                <table:data-pilot-member table:name="43,619636" table:display="true" table:show-details="true"/>
                <table:data-pilot-member table:name="43,62825" table:display="true" table:show-details="true"/>
                <table:data-pilot-member table:name="43,6481" table:display="true" table:show-details="true"/>
                <table:data-pilot-member table:name="43,654364" table:display="true" table:show-details="true"/>
                <table:data-pilot-member table:name="43,661993" table:display="true" table:show-details="true"/>
                <table:data-pilot-member table:name="43,665836" table:display="true" table:show-details="true"/>
                <table:data-pilot-member table:name="43,670471" table:display="true" table:show-details="true"/>
                <table:data-pilot-member table:name="43,72885" table:display="true" table:show-details="true"/>
                <table:data-pilot-member table:name="43,74225" table:display="true" table:show-details="true"/>
                <table:data-pilot-member table:name="43,752521" table:display="true" table:show-details="true"/>
                <table:data-pilot-member table:name="43,808907" table:display="true" table:show-details="true"/>
                <table:data-pilot-member table:name="43,815343" table:display="true" table:show-details="true"/>
                <table:data-pilot-member table:name="43,815779" table:display="true" table:show-details="true"/>
                <table:data-pilot-member table:name="43,821479" table:display="true" table:show-details="true"/>
                <table:data-pilot-member table:name="43,832514" table:display="true" table:show-details="true"/>
                <table:data-pilot-member table:name="44,274069" table:display="true" table:show-details="true"/>
                <table:data-pilot-member table:name="44,314963" table:display="true" table:show-details="true"/>
                <table:data-pilot-member table:name="44,327087" table:display="true" table:show-details="true"/>
                <table:data-pilot-member table:name="44,333044" table:display="true" table:show-details="true"/>
                <table:data-pilot-member table:name="44,348425" table:display="true" table:show-details="true"/>
                <table:data-pilot-member table:name="44,367875" table:display="true" table:show-details="true"/>
                <table:data-pilot-member table:name="44,373894" table:display="true" table:show-details="true"/>
                <table:data-pilot-member table:name="44,379613" table:display="true" table:show-details="true"/>
                <table:data-pilot-member table:name="44,398612" table:display="true" table:show-details="true"/>
                <table:data-pilot-member table:name="44,400919" table:display="true" table:show-details="true"/>
                <table:data-pilot-member table:name="44,4368" table:display="true" table:show-details="true"/>
                <table:data-pilot-member table:name="44,443913" table:display="true" table:show-details="true"/>
                <table:data-pilot-member table:name="44,447731" table:display="true" table:show-details="true"/>
                <table:data-pilot-member table:name="44,478881" table:display="true" table:show-details="true"/>
                <table:data-pilot-member table:name="44,504688" table:display="true" table:show-details="true"/>
                <table:data-pilot-member table:name="44,509156" table:display="true" table:show-details="true"/>
                <table:data-pilot-member table:name="44,522556" table:display="true" table:show-details="true"/>
                <table:data-pilot-member table:name="44,564344" table:display="true" table:show-details="true"/>
                <table:data-pilot-member table:name="44,565175" table:display="true" table:show-details="true"/>
                <table:data-pilot-member table:name="44,682063" table:display="true" table:show-details="true"/>
                <table:data-pilot-member table:name="44,819633" table:display="true" table:show-details="true"/>
                <table:data-pilot-member table:name="44,921567" table:display="true" table:show-details="true"/>
                <table:data-pilot-member table:name="44,955339" table:display="true" table:show-details="true"/>
                <table:data-pilot-member table:name="44,980983" table:display="true" table:show-details="true"/>
                <table:data-pilot-member table:name="44,989922" table:display="true" table:show-details="true"/>
                <table:data-pilot-member table:name="44,990922" table:display="true" table:show-details="true"/>
                <table:data-pilot-member table:name="44,990967" table:display="true" table:show-details="true"/>
                <table:data-pilot-member table:name="45,025428" table:display="true" table:show-details="true"/>
                <table:data-pilot-member table:name="45,036217" table:display="true" table:show-details="true"/>
                <table:data-pilot-member table:name="45,042611" table:display="true" table:show-details="true"/>
                <table:data-pilot-member table:name="45,046833" table:display="true" table:show-details="true"/>
                <table:data-pilot-member table:name="45,048789" table:display="true" table:show-details="true"/>
                <table:data-pilot-member table:name="45,062317" table:display="true" table:show-details="true"/>
                <table:data-pilot-member table:name="45,072144" table:display="true" table:show-details="true"/>
                <table:data-pilot-member table:name="45,0734" table:display="true" table:show-details="true"/>
                <table:data-pilot-member table:name="45,079278" table:display="true" table:show-details="true"/>
                <table:data-pilot-member table:name="45,086661" table:display="true" table:show-details="true"/>
                <table:data-pilot-member table:name="45,088744" table:display="true" table:show-details="true"/>
                <table:data-pilot-member table:name="45,113417" table:display="true" table:show-details="true"/>
                <table:data-pilot-member table:name="45,138061" table:display="true" table:show-details="true"/>
                <table:data-pilot-member table:name="45,47059" table:display="true" table:show-details="true"/>
                <table:data-pilot-member table:name="45,50002" table:display="true" table:show-details="true"/>
                <table:data-pilot-member table:name="45,50734" table:display="true" table:show-details="true"/>
                <table:data-pilot-member table:name="45,508285" table:display="true" table:show-details="true"/>
                <table:data-pilot-member table:name="45,509125" table:display="true" table:show-details="true"/>
                <table:data-pilot-member table:name="45,512455" table:display="true" table:show-details="true"/>
                <table:data-pilot-member table:name="45,538215" table:display="true" table:show-details="true"/>
                <table:data-pilot-member table:name="45,549875" table:display="true" table:show-details="true"/>
                <table:data-pilot-member table:name="45,56618" table:display="true" table:show-details="true"/>
                <table:data-pilot-member table:name="45,579965" table:display="true" table:show-details="true"/>
                <table:data-pilot-member table:name="45,60105" table:display="true" table:show-details="true"/>
                <table:data-pilot-member table:name="45,602685" table:display="true" table:show-details="true"/>
                <table:data-pilot-member table:name="45,619565" table:display="true" table:show-details="true"/>
                <table:data-pilot-member table:name="45,621735" table:display="true" table:show-details="true"/>
                <table:data-pilot-member table:name="45,633" table:display="true" table:show-details="true"/>
                <table:data-pilot-member table:name="45,65021" table:display="true" table:show-details="true"/>
                <table:data-pilot-member table:name="45,651365" table:display="true" table:show-details="true"/>
                <table:data-pilot-member table:name="45,69563" table:display="true" table:show-details="true"/>
                <table:data-pilot-member table:name="45,717645" table:display="true" table:show-details="true"/>
                <table:data-pilot-member table:name="45,72229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_final" tableooo:display-name="h_final – unsorted_splay" table:orientation="data" table:used-hierarchy="0" table:function="average">
            <table:data-pilot-level table:show-empty="false" calcext:repeat-item-labels="false">
              <table:data-pilot-members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8" table:display="true" table:show-details="true"/>
                <table:data-pilot-member table:name="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_maks" tableooo:display-name="h_maks – unsorted_splay" table:orientation="data" table:used-hierarchy="0" table:function="average">
            <table:data-pilot-level table:show-empty="false" calcext:repeat-item-labels="false">
              <table:data-pilot-members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4T01:05:02.091467520</dc:date>
    <meta:editing-duration>PT8M25S</meta:editing-duration>
    <meta:editing-cycles>1</meta:editing-cycles>
    <meta:document-statistic meta:table-count="2" meta:cell-count="1706" meta:object-count="0"/>
    <meta:generator>LibreOffice/6.4.7.2$Linux_X86_64 LibreOffice_project/40$Build-2</meta:generator>
  </office:meta>
</office:document-meta>
</file>